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3.411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2.187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shapes>
          <draw:frame draw:z-index="0" draw:style-name="gr1" draw:text-style-name="P1" svg:width="35.361cm" svg:height="21.754cm" svg:x="13.947cm" svg:y="0.106cm">
            <draw:object draw:notify-on-update-of-ranges="output.B1:output.B1 output.B2:output.B171 output.E1:output.E1 output.E2:output.E1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row table:style-name="ro1">
          <table:table-cell table:style-name="Default" office:value-type="string" calcext:value-type="string">
            <text:p>easter</text:p>
          </table:table-cell>
          <table:table-cell table:style-name="Default" office:value-type="string" calcext:value-type="string">
            <text:p>ortodox_moon_greg</text:p>
          </table:table-cell>
          <table:table-cell office:value-type="string" calcext:value-type="string">
            <text:p>illumination</text:p>
          </table:table-cell>
          <table:table-cell table:style-name="Default" office:value-type="string" calcext:value-type="string">
            <text:p>brightest_moon</text:p>
          </table:table-cell>
          <table:table-cell office:value-type="string" calcext:value-type="string">
            <text:p>diff_in_days</text:p>
          </table:table-cell>
          <table:table-cell table:style-name="Default" office:value-type="string" calcext:value-type="string">
            <text:p>ortodox_moon_jul</text:p>
          </table:table-cell>
        </table:table-row>
        <table:table-row table:style-name="ro1">
          <table:table-cell office:value-type="date" office:date-value="0330-04-30" calcext:value-type="date">
            <text:p>0330-04-29</text:p>
          </table:table-cell>
          <table:table-cell office:value-type="date" office:date-value="0330-04-20" calcext:value-type="date">
            <text:p>0330-04-19</text:p>
          </table:table-cell>
          <table:table-cell office:value-type="string" calcext:value-type="string">
            <text:p>95.97580465590603</text:p>
          </table:table-cell>
          <table:table-cell office:value-type="date" office:date-value="0330-04-22" calcext:value-type="date">
            <text:p>0330-04-21</text:p>
          </table:table-cell>
          <table:table-cell office:value-type="float" office:value="-2" calcext:value-type="float">
            <text:p>-2</text:p>
          </table:table-cell>
          <table:table-cell office:value-type="date" office:date-value="0330-04-19" calcext:value-type="date">
            <text:p>0330-04-18</text:p>
          </table:table-cell>
        </table:table-row>
        <table:table-row table:style-name="ro1">
          <table:table-cell office:value-type="date" office:date-value="0340-04-10" calcext:value-type="date">
            <text:p>0340-04-09</text:p>
          </table:table-cell>
          <table:table-cell office:value-type="date" office:date-value="0340-03-31" calcext:value-type="date">
            <text:p>0340-03-30</text:p>
          </table:table-cell>
          <table:table-cell office:value-type="string" calcext:value-type="string">
            <text:p>97.44147074373682</text:p>
          </table:table-cell>
          <table:table-cell office:value-type="date" office:date-value="0340-04-01" calcext:value-type="date">
            <text:p>0340-03-31</text:p>
          </table:table-cell>
          <table:table-cell office:value-type="float" office:value="-1" calcext:value-type="float">
            <text:p>-1</text:p>
          </table:table-cell>
          <table:table-cell office:value-type="date" office:date-value="0340-03-30" calcext:value-type="date">
            <text:p>0340-03-29</text:p>
          </table:table-cell>
        </table:table-row>
        <table:table-row table:style-name="ro1">
          <table:table-cell office:value-type="date" office:date-value="0350-04-19" calcext:value-type="date">
            <text:p>0350-04-18</text:p>
          </table:table-cell>
          <table:table-cell office:value-type="date" office:date-value="0350-04-09" calcext:value-type="date">
            <text:p>0350-04-08</text:p>
          </table:table-cell>
          <table:table-cell office:value-type="string" calcext:value-type="string">
            <text:p>93.91143460112022</text:p>
          </table:table-cell>
          <table:table-cell office:value-type="date" office:date-value="0350-04-11" calcext:value-type="date">
            <text:p>0350-04-10</text:p>
          </table:table-cell>
          <table:table-cell office:value-type="float" office:value="-2" calcext:value-type="float">
            <text:p>-2</text:p>
          </table:table-cell>
          <table:table-cell office:value-type="date" office:date-value="0350-04-08" calcext:value-type="date">
            <text:p>0350-04-07</text:p>
          </table:table-cell>
        </table:table-row>
        <table:table-row table:style-name="ro1">
          <table:table-cell office:value-type="date" office:date-value="0360-05-04" calcext:value-type="date">
            <text:p>0360-05-03</text:p>
          </table:table-cell>
          <table:table-cell office:value-type="date" office:date-value="0360-04-19" calcext:value-type="date">
            <text:p>0360-04-18</text:p>
          </table:table-cell>
          <table:table-cell office:value-type="string" calcext:value-type="string">
            <text:p>98.78542326886132</text:p>
          </table:table-cell>
          <table:table-cell office:value-type="date" office:date-value="0360-04-20" calcext:value-type="date">
            <text:p>0360-04-19</text:p>
          </table:table-cell>
          <table:table-cell office:value-type="float" office:value="-1" calcext:value-type="float">
            <text:p>-1</text:p>
          </table:table-cell>
          <table:table-cell office:value-type="date" office:date-value="0360-04-18" calcext:value-type="date">
            <text:p>0360-04-17</text:p>
          </table:table-cell>
        </table:table-row>
        <table:table-row table:style-name="ro1">
          <table:table-cell office:value-type="date" office:date-value="0370-04-08" calcext:value-type="date">
            <text:p>0370-04-07</text:p>
          </table:table-cell>
          <table:table-cell office:value-type="date" office:date-value="0370-03-29" calcext:value-type="date">
            <text:p>0370-03-28</text:p>
          </table:table-cell>
          <table:table-cell office:value-type="string" calcext:value-type="string">
            <text:p>96.52803640645946</text:p>
          </table:table-cell>
          <table:table-cell office:value-type="date" office:date-value="0370-03-31" calcext:value-type="date">
            <text:p>0370-03-30</text:p>
          </table:table-cell>
          <table:table-cell office:value-type="float" office:value="-2" calcext:value-type="float">
            <text:p>-2</text:p>
          </table:table-cell>
          <table:table-cell office:value-type="date" office:date-value="0370-03-28" calcext:value-type="date">
            <text:p>0370-03-27</text:p>
          </table:table-cell>
        </table:table-row>
        <table:table-row table:style-name="ro1">
          <table:table-cell office:value-type="date" office:date-value="0380-04-23" calcext:value-type="date">
            <text:p>0380-04-22</text:p>
          </table:table-cell>
          <table:table-cell office:value-type="date" office:date-value="0380-04-07" calcext:value-type="date">
            <text:p>0380-04-06</text:p>
          </table:table-cell>
          <table:table-cell office:value-type="string" calcext:value-type="string">
            <text:p>97.78479583702446</text:p>
          </table:table-cell>
          <table:table-cell office:value-type="date" office:date-value="0380-04-08" calcext:value-type="date">
            <text:p>0380-04-07</text:p>
          </table:table-cell>
          <table:table-cell office:value-type="float" office:value="-1" calcext:value-type="float">
            <text:p>-1</text:p>
          </table:table-cell>
          <table:table-cell office:value-type="date" office:date-value="0380-04-06" calcext:value-type="date">
            <text:p>0380-04-05</text:p>
          </table:table-cell>
        </table:table-row>
        <table:table-row table:style-name="ro1">
          <table:table-cell office:value-type="date" office:date-value="0390-05-02" calcext:value-type="date">
            <text:p>0390-05-01</text:p>
          </table:table-cell>
          <table:table-cell office:value-type="date" office:date-value="0390-04-17" calcext:value-type="date">
            <text:p>0390-04-16</text:p>
          </table:table-cell>
          <table:table-cell office:value-type="string" calcext:value-type="string">
            <text:p>98.41113011507086</text:p>
          </table:table-cell>
          <table:table-cell office:value-type="date" office:date-value="0390-04-18" calcext:value-type="date">
            <text:p>0390-04-17</text:p>
          </table:table-cell>
          <table:table-cell office:value-type="float" office:value="-1" calcext:value-type="float">
            <text:p>-1</text:p>
          </table:table-cell>
          <table:table-cell office:value-type="date" office:date-value="0390-04-16" calcext:value-type="date">
            <text:p>0390-04-15</text:p>
          </table:table-cell>
        </table:table-row>
        <table:table-row table:style-name="ro1">
          <table:table-cell office:value-type="date" office:date-value="0400-04-12" calcext:value-type="date">
            <text:p>0400-04-11</text:p>
          </table:table-cell>
          <table:table-cell office:value-type="date" office:date-value="0400-03-27" calcext:value-type="date">
            <text:p>0400-03-26</text:p>
          </table:table-cell>
          <table:table-cell office:value-type="string" calcext:value-type="string">
            <text:p>96.22983930717328</text:p>
          </table:table-cell>
          <table:table-cell office:value-type="date" office:date-value="0400-03-29" calcext:value-type="date">
            <text:p>0400-03-28</text:p>
          </table:table-cell>
          <table:table-cell office:value-type="float" office:value="-2" calcext:value-type="float">
            <text:p>-2</text:p>
          </table:table-cell>
          <table:table-cell office:value-type="date" office:date-value="0400-03-26" calcext:value-type="date">
            <text:p>0400-03-25</text:p>
          </table:table-cell>
        </table:table-row>
        <table:table-row table:style-name="ro1">
          <table:table-cell office:value-type="date" office:date-value="0410-04-21" calcext:value-type="date">
            <text:p>0410-04-20</text:p>
          </table:table-cell>
          <table:table-cell office:value-type="date" office:date-value="0410-04-06" calcext:value-type="date">
            <text:p>0410-04-05</text:p>
          </table:table-cell>
          <table:table-cell office:value-type="string" calcext:value-type="string">
            <text:p>95.98548732689936</text:p>
          </table:table-cell>
          <table:table-cell office:value-type="date" office:date-value="0410-04-08" calcext:value-type="date">
            <text:p>0410-04-07</text:p>
          </table:table-cell>
          <table:table-cell office:value-type="float" office:value="-2" calcext:value-type="float">
            <text:p>-2</text:p>
          </table:table-cell>
          <table:table-cell office:value-type="date" office:date-value="0410-04-05" calcext:value-type="date">
            <text:p>0410-04-04</text:p>
          </table:table-cell>
        </table:table-row>
        <table:table-row table:style-name="ro1">
          <table:table-cell office:value-type="date" office:date-value="0420-04-29" calcext:value-type="date">
            <text:p>0420-04-28</text:p>
          </table:table-cell>
          <table:table-cell office:value-type="date" office:date-value="0420-04-15" calcext:value-type="date">
            <text:p>0420-04-14</text:p>
          </table:table-cell>
          <table:table-cell office:value-type="string" calcext:value-type="string">
            <text:p>96.23920166076418</text:p>
          </table:table-cell>
          <table:table-cell office:value-type="date" office:date-value="0420-04-17" calcext:value-type="date">
            <text:p>0420-04-16</text:p>
          </table:table-cell>
          <table:table-cell office:value-type="float" office:value="-2" calcext:value-type="float">
            <text:p>-2</text:p>
          </table:table-cell>
          <table:table-cell office:value-type="date" office:date-value="0420-04-14" calcext:value-type="date">
            <text:p>0420-04-13</text:p>
          </table:table-cell>
        </table:table-row>
        <table:table-row table:style-name="ro1">
          <table:table-cell office:value-type="date" office:date-value="0430-04-10" calcext:value-type="date">
            <text:p>0430-04-09</text:p>
          </table:table-cell>
          <table:table-cell office:value-type="date" office:date-value="0430-03-26" calcext:value-type="date">
            <text:p>0430-03-25</text:p>
          </table:table-cell>
          <table:table-cell office:value-type="string" calcext:value-type="string">
            <text:p>95.38570978589667</text:p>
          </table:table-cell>
          <table:table-cell office:value-type="date" office:date-value="0430-03-28" calcext:value-type="date">
            <text:p>0430-03-27</text:p>
          </table:table-cell>
          <table:table-cell office:value-type="float" office:value="-2" calcext:value-type="float">
            <text:p>-2</text:p>
          </table:table-cell>
          <table:table-cell office:value-type="date" office:date-value="0430-03-25" calcext:value-type="date">
            <text:p>0430-03-24</text:p>
          </table:table-cell>
        </table:table-row>
        <table:table-row table:style-name="ro1">
          <table:table-cell office:value-type="date" office:date-value="0440-04-18" calcext:value-type="date">
            <text:p>0440-04-17</text:p>
          </table:table-cell>
          <table:table-cell office:value-type="date" office:date-value="0440-04-04" calcext:value-type="date">
            <text:p>0440-04-03</text:p>
          </table:table-cell>
          <table:table-cell office:value-type="string" calcext:value-type="string">
            <text:p>97.20401824005944</text:p>
          </table:table-cell>
          <table:table-cell office:value-type="date" office:date-value="0440-04-06" calcext:value-type="date">
            <text:p>0440-04-05</text:p>
          </table:table-cell>
          <table:table-cell office:value-type="float" office:value="-2" calcext:value-type="float">
            <text:p>-2</text:p>
          </table:table-cell>
          <table:table-cell office:value-type="date" office:date-value="0440-04-03" calcext:value-type="date">
            <text:p>0440-04-02</text:p>
          </table:table-cell>
        </table:table-row>
        <table:table-row table:style-name="ro1">
          <table:table-cell office:value-type="date" office:date-value="0450-04-27" calcext:value-type="date">
            <text:p>0450-04-26</text:p>
          </table:table-cell>
          <table:table-cell office:value-type="date" office:date-value="0450-04-14" calcext:value-type="date">
            <text:p>0450-04-13</text:p>
          </table:table-cell>
          <table:table-cell office:value-type="string" calcext:value-type="string">
            <text:p>98.65785930468203</text:p>
          </table:table-cell>
          <table:table-cell office:value-type="date" office:date-value="0450-04-15" calcext:value-type="date">
            <text:p>0450-04-14</text:p>
          </table:table-cell>
          <table:table-cell office:value-type="float" office:value="-1" calcext:value-type="float">
            <text:p>-1</text:p>
          </table:table-cell>
          <table:table-cell office:value-type="date" office:date-value="0450-04-13" calcext:value-type="date">
            <text:p>0450-04-12</text:p>
          </table:table-cell>
        </table:table-row>
        <table:table-row table:style-name="ro1">
          <table:table-cell office:value-type="date" office:date-value="0460-04-07" calcext:value-type="date">
            <text:p>0460-04-06</text:p>
          </table:table-cell>
          <table:table-cell office:value-type="date" office:date-value="0460-03-24" calcext:value-type="date">
            <text:p>0460-03-23</text:p>
          </table:table-cell>
          <table:table-cell office:value-type="string" calcext:value-type="string">
            <text:p>98.59476720493588</text:p>
          </table:table-cell>
          <table:table-cell office:value-type="date" office:date-value="0460-03-25" calcext:value-type="date">
            <text:p>0460-03-24</text:p>
          </table:table-cell>
          <table:table-cell office:value-type="float" office:value="-1" calcext:value-type="float">
            <text:p>-1</text:p>
          </table:table-cell>
          <table:table-cell office:value-type="date" office:date-value="0460-03-23" calcext:value-type="date">
            <text:p>0460-03-22</text:p>
          </table:table-cell>
        </table:table-row>
        <table:table-row table:style-name="ro1">
          <table:table-cell office:value-type="date" office:date-value="0470-04-16" calcext:value-type="date">
            <text:p>0470-04-15</text:p>
          </table:table-cell>
          <table:table-cell office:value-type="date" office:date-value="0470-04-03" calcext:value-type="date">
            <text:p>0470-04-02</text:p>
          </table:table-cell>
          <table:table-cell office:value-type="string" calcext:value-type="string">
            <text:p>98.95802960897238</text:p>
          </table:table-cell>
          <table:table-cell office:value-type="date" office:date-value="0470-04-04" calcext:value-type="date">
            <text:p>0470-04-03</text:p>
          </table:table-cell>
          <table:table-cell office:value-type="float" office:value="-1" calcext:value-type="float">
            <text:p>-1</text:p>
          </table:table-cell>
          <table:table-cell office:value-type="date" office:date-value="0470-04-02" calcext:value-type="date">
            <text:p>0470-04-01</text:p>
          </table:table-cell>
        </table:table-row>
        <table:table-row table:style-name="ro1">
          <table:table-cell office:value-type="date" office:date-value="0480-04-24" calcext:value-type="date">
            <text:p>0480-04-23</text:p>
          </table:table-cell>
          <table:table-cell office:value-type="date" office:date-value="0480-04-12" calcext:value-type="date">
            <text:p>0480-04-11</text:p>
          </table:table-cell>
          <table:table-cell office:value-type="string" calcext:value-type="string">
            <text:p>98.95052944922924</text:p>
          </table:table-cell>
          <table:table-cell office:value-type="date" office:date-value="0480-04-13" calcext:value-type="date">
            <text:p>0480-04-12</text:p>
          </table:table-cell>
          <table:table-cell office:value-type="float" office:value="-1" calcext:value-type="float">
            <text:p>-1</text:p>
          </table:table-cell>
          <table:table-cell office:value-type="date" office:date-value="0480-04-11" calcext:value-type="date">
            <text:p>0480-04-10</text:p>
          </table:table-cell>
        </table:table-row>
        <table:table-row table:style-name="ro1">
          <table:table-cell office:value-type="date" office:date-value="0490-04-05" calcext:value-type="date">
            <text:p>0490-04-04</text:p>
          </table:table-cell>
          <table:table-cell office:value-type="date" office:date-value="0490-03-23" calcext:value-type="date">
            <text:p>0490-03-22</text:p>
          </table:table-cell>
          <table:table-cell office:value-type="string" calcext:value-type="string">
            <text:p>96.60136715146209</text:p>
          </table:table-cell>
          <table:table-cell office:value-type="date" office:date-value="0490-03-25" calcext:value-type="date">
            <text:p>0490-03-24</text:p>
          </table:table-cell>
          <table:table-cell office:value-type="float" office:value="-2" calcext:value-type="float">
            <text:p>-2</text:p>
          </table:table-cell>
          <table:table-cell office:value-type="date" office:date-value="0490-03-22" calcext:value-type="date">
            <text:p>0490-03-21</text:p>
          </table:table-cell>
        </table:table-row>
        <table:table-row table:style-name="ro1">
          <table:table-cell office:value-type="date" office:date-value="0500-04-14" calcext:value-type="date">
            <text:p>0500-04-12</text:p>
          </table:table-cell>
          <table:table-cell office:value-type="date" office:date-value="0500-04-03" calcext:value-type="date">
            <text:p>0500-04-01</text:p>
          </table:table-cell>
          <table:table-cell office:value-type="string" calcext:value-type="string">
            <text:p>97.10891605230591</text:p>
          </table:table-cell>
          <table:table-cell office:value-type="date" office:date-value="0500-04-04" calcext:value-type="date">
            <text:p>0500-04-02</text:p>
          </table:table-cell>
          <table:table-cell office:value-type="float" office:value="-1" calcext:value-type="float">
            <text:p>-1</text:p>
          </table:table-cell>
          <table:table-cell office:value-type="date" office:date-value="0500-04-01" calcext:value-type="date">
            <text:p>0500-03-30</text:p>
          </table:table-cell>
        </table:table-row>
        <table:table-row table:style-name="ro1">
          <table:table-cell office:value-type="date" office:date-value="0510-04-23" calcext:value-type="date">
            <text:p>0510-04-21</text:p>
          </table:table-cell>
          <table:table-cell office:value-type="date" office:date-value="0510-04-13" calcext:value-type="date">
            <text:p>0510-04-11</text:p>
          </table:table-cell>
          <table:table-cell office:value-type="string" calcext:value-type="string">
            <text:p>98.01950218462414</text:p>
          </table:table-cell>
          <table:table-cell office:value-type="date" office:date-value="0510-04-14" calcext:value-type="date">
            <text:p>0510-04-12</text:p>
          </table:table-cell>
          <table:table-cell office:value-type="float" office:value="-1" calcext:value-type="float">
            <text:p>-1</text:p>
          </table:table-cell>
          <table:table-cell office:value-type="date" office:date-value="0510-04-11" calcext:value-type="date">
            <text:p>0510-04-09</text:p>
          </table:table-cell>
        </table:table-row>
        <table:table-row table:style-name="ro1">
          <table:table-cell office:value-type="date" office:date-value="0520-05-01" calcext:value-type="date">
            <text:p>0520-04-29</text:p>
          </table:table-cell>
          <table:table-cell office:value-type="date" office:date-value="0520-04-22" calcext:value-type="date">
            <text:p>0520-04-20</text:p>
          </table:table-cell>
          <table:table-cell office:value-type="string" calcext:value-type="string">
            <text:p>98.97465921061385</text:p>
          </table:table-cell>
          <table:table-cell office:value-type="date" office:date-value="0520-04-23" calcext:value-type="date">
            <text:p>0520-04-21</text:p>
          </table:table-cell>
          <table:table-cell office:value-type="float" office:value="-1" calcext:value-type="float">
            <text:p>-1</text:p>
          </table:table-cell>
          <table:table-cell office:value-type="date" office:date-value="0520-04-20" calcext:value-type="date">
            <text:p>0520-04-18</text:p>
          </table:table-cell>
        </table:table-row>
        <table:table-row table:style-name="ro1">
          <table:table-cell office:value-type="date" office:date-value="0530-04-12" calcext:value-type="date">
            <text:p>0530-04-10</text:p>
          </table:table-cell>
          <table:table-cell office:value-type="date" office:date-value="0530-04-02" calcext:value-type="date">
            <text:p>0530-03-31</text:p>
          </table:table-cell>
          <table:table-cell office:value-type="string" calcext:value-type="string">
            <text:p>99.25395921702571</text:p>
          </table:table-cell>
          <table:table-cell office:value-type="date" office:date-value="0530-04-03" calcext:value-type="date">
            <text:p>0530-04-01</text:p>
          </table:table-cell>
          <table:table-cell office:value-type="float" office:value="-1" calcext:value-type="float">
            <text:p>-1</text:p>
          </table:table-cell>
          <table:table-cell office:value-type="date" office:date-value="0530-03-31" calcext:value-type="date">
            <text:p>0530-03-29</text:p>
          </table:table-cell>
        </table:table-row>
        <table:table-row table:style-name="ro1">
          <table:table-cell office:value-type="date" office:date-value="0540-04-20" calcext:value-type="date">
            <text:p>0540-04-18</text:p>
          </table:table-cell>
          <table:table-cell office:value-type="date" office:date-value="0540-04-11" calcext:value-type="date">
            <text:p>0540-04-09</text:p>
          </table:table-cell>
          <table:table-cell office:value-type="string" calcext:value-type="string">
            <text:p>99.65669380606747</text:p>
          </table:table-cell>
          <table:table-cell office:value-type="date" office:date-value="0540-04-11" calcext:value-type="date">
            <text:p>0540-04-09</text:p>
          </table:table-cell>
          <table:table-cell office:value-type="float" office:value="0" calcext:value-type="float">
            <text:p>0</text:p>
          </table:table-cell>
          <table:table-cell office:value-type="date" office:date-value="0540-04-09" calcext:value-type="date">
            <text:p>0540-04-07</text:p>
          </table:table-cell>
        </table:table-row>
        <table:table-row table:style-name="ro1">
          <table:table-cell office:value-type="date" office:date-value="0550-05-06" calcext:value-type="date">
            <text:p>0550-05-04</text:p>
          </table:table-cell>
          <table:table-cell office:value-type="date" office:date-value="0550-04-21" calcext:value-type="date">
            <text:p>0550-04-19</text:p>
          </table:table-cell>
          <table:table-cell office:value-type="string" calcext:value-type="string">
            <text:p>99.83441489551737</text:p>
          </table:table-cell>
          <table:table-cell office:value-type="date" office:date-value="0550-04-21" calcext:value-type="date">
            <text:p>0550-04-19</text:p>
          </table:table-cell>
          <table:table-cell office:value-type="float" office:value="0" calcext:value-type="float">
            <text:p>0</text:p>
          </table:table-cell>
          <table:table-cell office:value-type="date" office:date-value="0550-04-19" calcext:value-type="date">
            <text:p>0550-04-17</text:p>
          </table:table-cell>
        </table:table-row>
        <table:table-row table:style-name="ro1">
          <table:table-cell office:value-type="date" office:date-value="0560-04-09" calcext:value-type="date">
            <text:p>0560-04-07</text:p>
          </table:table-cell>
          <table:table-cell office:value-type="date" office:date-value="0560-03-31" calcext:value-type="date">
            <text:p>0560-03-29</text:p>
          </table:table-cell>
          <table:table-cell office:value-type="string" calcext:value-type="string">
            <text:p>98.92674208397668</text:p>
          </table:table-cell>
          <table:table-cell office:value-type="date" office:date-value="0560-04-01" calcext:value-type="date">
            <text:p>0560-03-30</text:p>
          </table:table-cell>
          <table:table-cell office:value-type="float" office:value="-1" calcext:value-type="float">
            <text:p>-1</text:p>
          </table:table-cell>
          <table:table-cell office:value-type="date" office:date-value="0560-03-29" calcext:value-type="date">
            <text:p>0560-03-27</text:p>
          </table:table-cell>
        </table:table-row>
        <table:table-row table:style-name="ro1">
          <table:table-cell office:value-type="date" office:date-value="0570-04-18" calcext:value-type="date">
            <text:p>0570-04-16</text:p>
          </table:table-cell>
          <table:table-cell office:value-type="date" office:date-value="0570-04-09" calcext:value-type="date">
            <text:p>0570-04-07</text:p>
          </table:table-cell>
          <table:table-cell office:value-type="string" calcext:value-type="string">
            <text:p>95.251721755419</text:p>
          </table:table-cell>
          <table:table-cell office:value-type="date" office:date-value="0570-04-11" calcext:value-type="date">
            <text:p>0570-04-09</text:p>
          </table:table-cell>
          <table:table-cell office:value-type="float" office:value="-2" calcext:value-type="float">
            <text:p>-2</text:p>
          </table:table-cell>
          <table:table-cell office:value-type="date" office:date-value="0570-04-07" calcext:value-type="date">
            <text:p>0570-04-05</text:p>
          </table:table-cell>
        </table:table-row>
        <table:table-row table:style-name="ro1">
          <table:table-cell office:value-type="date" office:date-value="0580-05-03" calcext:value-type="date">
            <text:p>0580-05-01</text:p>
          </table:table-cell>
          <table:table-cell office:value-type="date" office:date-value="0580-04-19" calcext:value-type="date">
            <text:p>0580-04-17</text:p>
          </table:table-cell>
          <table:table-cell office:value-type="string" calcext:value-type="string">
            <text:p>99.22958579463403</text:p>
          </table:table-cell>
          <table:table-cell office:value-type="date" office:date-value="0580-04-20" calcext:value-type="date">
            <text:p>0580-04-18</text:p>
          </table:table-cell>
          <table:table-cell office:value-type="float" office:value="-1" calcext:value-type="float">
            <text:p>-1</text:p>
          </table:table-cell>
          <table:table-cell office:value-type="date" office:date-value="0580-04-17" calcext:value-type="date">
            <text:p>0580-04-15</text:p>
          </table:table-cell>
        </table:table-row>
        <table:table-row table:style-name="ro1">
          <table:table-cell office:value-type="date" office:date-value="0590-04-07" calcext:value-type="date">
            <text:p>0590-04-05</text:p>
          </table:table-cell>
          <table:table-cell office:value-type="date" office:date-value="0590-03-29" calcext:value-type="date">
            <text:p>0590-03-27</text:p>
          </table:table-cell>
          <table:table-cell office:value-type="string" calcext:value-type="string">
            <text:p>96.1480476343072</text:p>
          </table:table-cell>
          <table:table-cell office:value-type="date" office:date-value="0590-03-31" calcext:value-type="date">
            <text:p>0590-03-29</text:p>
          </table:table-cell>
          <table:table-cell office:value-type="float" office:value="-2" calcext:value-type="float">
            <text:p>-2</text:p>
          </table:table-cell>
          <table:table-cell office:value-type="date" office:date-value="0590-03-27" calcext:value-type="date">
            <text:p>0590-03-25</text:p>
          </table:table-cell>
        </table:table-row>
        <table:table-row table:style-name="ro1">
          <table:table-cell office:value-type="date" office:date-value="0600-04-23" calcext:value-type="date">
            <text:p>0600-04-20</text:p>
          </table:table-cell>
          <table:table-cell office:value-type="date" office:date-value="0600-04-10" calcext:value-type="date">
            <text:p>0600-04-07</text:p>
          </table:table-cell>
          <table:table-cell office:value-type="string" calcext:value-type="string">
            <text:p>99.73748163587959</text:p>
          </table:table-cell>
          <table:table-cell office:value-type="date" office:date-value="0600-04-11" calcext:value-type="date">
            <text:p>0600-04-08</text:p>
          </table:table-cell>
          <table:table-cell office:value-type="float" office:value="-1" calcext:value-type="float">
            <text:p>-1</text:p>
          </table:table-cell>
          <table:table-cell office:value-type="date" office:date-value="0600-04-07" calcext:value-type="date">
            <text:p>0600-04-04</text:p>
          </table:table-cell>
        </table:table-row>
        <table:table-row table:style-name="ro1">
          <table:table-cell office:value-type="date" office:date-value="0610-05-02" calcext:value-type="date">
            <text:p>0610-04-29</text:p>
          </table:table-cell>
          <table:table-cell office:value-type="date" office:date-value="0610-04-19" calcext:value-type="date">
            <text:p>0610-04-16</text:p>
          </table:table-cell>
          <table:table-cell office:value-type="string" calcext:value-type="string">
            <text:p>98.9929891302883</text:p>
          </table:table-cell>
          <table:table-cell office:value-type="date" office:date-value="0610-04-20" calcext:value-type="date">
            <text:p>0610-04-17</text:p>
          </table:table-cell>
          <table:table-cell office:value-type="float" office:value="-1" calcext:value-type="float">
            <text:p>-1</text:p>
          </table:table-cell>
          <table:table-cell office:value-type="date" office:date-value="0610-04-16" calcext:value-type="date">
            <text:p>0610-04-13</text:p>
          </table:table-cell>
        </table:table-row>
        <table:table-row table:style-name="ro1">
          <table:table-cell office:value-type="date" office:date-value="0620-04-12" calcext:value-type="date">
            <text:p>0620-04-09</text:p>
          </table:table-cell>
          <table:table-cell office:value-type="date" office:date-value="0620-03-30" calcext:value-type="date">
            <text:p>0620-03-27</text:p>
          </table:table-cell>
          <table:table-cell office:value-type="string" calcext:value-type="string">
            <text:p>99.96858514507427</text:p>
          </table:table-cell>
          <table:table-cell office:value-type="date" office:date-value="0620-03-30" calcext:value-type="date">
            <text:p>0620-03-27</text:p>
          </table:table-cell>
          <table:table-cell office:value-type="float" office:value="0" calcext:value-type="float">
            <text:p>0</text:p>
          </table:table-cell>
          <table:table-cell office:value-type="date" office:date-value="0620-03-27" calcext:value-type="date">
            <text:p>0620-03-24</text:p>
          </table:table-cell>
        </table:table-row>
        <table:table-row table:style-name="ro1">
          <table:table-cell office:value-type="date" office:date-value="0630-04-21" calcext:value-type="date">
            <text:p>0630-04-18</text:p>
          </table:table-cell>
          <table:table-cell office:value-type="date" office:date-value="0630-04-08" calcext:value-type="date">
            <text:p>0630-04-05</text:p>
          </table:table-cell>
          <table:table-cell office:value-type="string" calcext:value-type="string">
            <text:p>98.41817909253861</text:p>
          </table:table-cell>
          <table:table-cell office:value-type="date" office:date-value="0630-04-09" calcext:value-type="date">
            <text:p>0630-04-06</text:p>
          </table:table-cell>
          <table:table-cell office:value-type="float" office:value="-1" calcext:value-type="float">
            <text:p>-1</text:p>
          </table:table-cell>
          <table:table-cell office:value-type="date" office:date-value="0630-04-05" calcext:value-type="date">
            <text:p>0630-04-02</text:p>
          </table:table-cell>
        </table:table-row>
        <table:table-row table:style-name="ro1">
          <table:table-cell office:value-type="date" office:date-value="0640-04-29" calcext:value-type="date">
            <text:p>0640-04-26</text:p>
          </table:table-cell>
          <table:table-cell office:value-type="date" office:date-value="0640-04-18" calcext:value-type="date">
            <text:p>0640-04-15</text:p>
          </table:table-cell>
          <table:table-cell office:value-type="string" calcext:value-type="string">
            <text:p>99.85299156553637</text:p>
          </table:table-cell>
          <table:table-cell office:value-type="date" office:date-value="0640-04-18" calcext:value-type="date">
            <text:p>0640-04-15</text:p>
          </table:table-cell>
          <table:table-cell office:value-type="float" office:value="0" calcext:value-type="float">
            <text:p>0</text:p>
          </table:table-cell>
          <table:table-cell office:value-type="date" office:date-value="0640-04-15" calcext:value-type="date">
            <text:p>0640-04-12</text:p>
          </table:table-cell>
        </table:table-row>
        <table:table-row table:style-name="ro1">
          <table:table-cell office:value-type="date" office:date-value="0650-04-10" calcext:value-type="date">
            <text:p>0650-04-07</text:p>
          </table:table-cell>
          <table:table-cell office:value-type="date" office:date-value="0650-03-28" calcext:value-type="date">
            <text:p>0650-03-25</text:p>
          </table:table-cell>
          <table:table-cell office:value-type="string" calcext:value-type="string">
            <text:p>96.10882269367376</text:p>
          </table:table-cell>
          <table:table-cell office:value-type="date" office:date-value="0650-03-30" calcext:value-type="date">
            <text:p>0650-03-27</text:p>
          </table:table-cell>
          <table:table-cell office:value-type="float" office:value="-2" calcext:value-type="float">
            <text:p>-2</text:p>
          </table:table-cell>
          <table:table-cell office:value-type="date" office:date-value="0650-03-25" calcext:value-type="date">
            <text:p>0650-03-22</text:p>
          </table:table-cell>
        </table:table-row>
        <table:table-row table:style-name="ro1">
          <table:table-cell office:value-type="date" office:date-value="0660-04-18" calcext:value-type="date">
            <text:p>0660-04-15</text:p>
          </table:table-cell>
          <table:table-cell office:value-type="date" office:date-value="0660-04-07" calcext:value-type="date">
            <text:p>0660-04-04</text:p>
          </table:table-cell>
          <table:table-cell office:value-type="string" calcext:value-type="string">
            <text:p>99.45057700787407</text:p>
          </table:table-cell>
          <table:table-cell office:value-type="date" office:date-value="0660-04-08" calcext:value-type="date">
            <text:p>0660-04-05</text:p>
          </table:table-cell>
          <table:table-cell office:value-type="float" office:value="-1" calcext:value-type="float">
            <text:p>-1</text:p>
          </table:table-cell>
          <table:table-cell office:value-type="date" office:date-value="0660-04-04" calcext:value-type="date">
            <text:p>0660-04-01</text:p>
          </table:table-cell>
        </table:table-row>
        <table:table-row table:style-name="ro1">
          <table:table-cell office:value-type="date" office:date-value="0670-04-27" calcext:value-type="date">
            <text:p>0670-04-24</text:p>
          </table:table-cell>
          <table:table-cell office:value-type="date" office:date-value="0670-04-16" calcext:value-type="date">
            <text:p>0670-04-13</text:p>
          </table:table-cell>
          <table:table-cell office:value-type="string" calcext:value-type="string">
            <text:p>98.30242903208098</text:p>
          </table:table-cell>
          <table:table-cell office:value-type="date" office:date-value="0670-04-17" calcext:value-type="date">
            <text:p>0670-04-14</text:p>
          </table:table-cell>
          <table:table-cell office:value-type="float" office:value="-1" calcext:value-type="float">
            <text:p>-1</text:p>
          </table:table-cell>
          <table:table-cell office:value-type="date" office:date-value="0670-04-13" calcext:value-type="date">
            <text:p>0670-04-10</text:p>
          </table:table-cell>
        </table:table-row>
        <table:table-row table:style-name="ro1">
          <table:table-cell office:value-type="date" office:date-value="0680-04-07" calcext:value-type="date">
            <text:p>0680-04-04</text:p>
          </table:table-cell>
          <table:table-cell office:value-type="date" office:date-value="0680-03-27" calcext:value-type="date">
            <text:p>0680-03-24</text:p>
          </table:table-cell>
          <table:table-cell office:value-type="string" calcext:value-type="string">
            <text:p>99.80279215289885</text:p>
          </table:table-cell>
          <table:table-cell office:value-type="date" office:date-value="0680-03-27" calcext:value-type="date">
            <text:p>0680-03-24</text:p>
          </table:table-cell>
          <table:table-cell office:value-type="float" office:value="0" calcext:value-type="float">
            <text:p>0</text:p>
          </table:table-cell>
          <table:table-cell office:value-type="date" office:date-value="0680-03-24" calcext:value-type="date">
            <text:p>0680-03-21</text:p>
          </table:table-cell>
        </table:table-row>
        <table:table-row table:style-name="ro1">
          <table:table-cell office:value-type="date" office:date-value="0690-04-16" calcext:value-type="date">
            <text:p>0690-04-13</text:p>
          </table:table-cell>
          <table:table-cell office:value-type="date" office:date-value="0690-04-05" calcext:value-type="date">
            <text:p>0690-04-02</text:p>
          </table:table-cell>
          <table:table-cell office:value-type="string" calcext:value-type="string">
            <text:p>99.38247492859689</text:p>
          </table:table-cell>
          <table:table-cell office:value-type="date" office:date-value="0690-04-06" calcext:value-type="date">
            <text:p>0690-04-03</text:p>
          </table:table-cell>
          <table:table-cell office:value-type="float" office:value="-1" calcext:value-type="float">
            <text:p>-1</text:p>
          </table:table-cell>
          <table:table-cell office:value-type="date" office:date-value="0690-04-02" calcext:value-type="date">
            <text:p>0690-03-30</text:p>
          </table:table-cell>
        </table:table-row>
        <table:table-row table:style-name="ro1">
          <table:table-cell office:value-type="date" office:date-value="0700-04-25" calcext:value-type="date">
            <text:p>0700-04-21</text:p>
          </table:table-cell>
          <table:table-cell office:value-type="date" office:date-value="0700-04-17" calcext:value-type="date">
            <text:p>0700-04-13</text:p>
          </table:table-cell>
          <table:table-cell office:value-type="string" calcext:value-type="string">
            <text:p>99.49020183692674</text:p>
          </table:table-cell>
          <table:table-cell office:value-type="date" office:date-value="0700-04-16" calcext:value-type="date">
            <text:p>0700-04-12</text:p>
          </table:table-cell>
          <table:table-cell office:value-type="float" office:value="1" calcext:value-type="float">
            <text:p>1</text:p>
          </table:table-cell>
          <table:table-cell office:value-type="date" office:date-value="0700-04-13" calcext:value-type="date">
            <text:p>0700-04-09</text:p>
          </table:table-cell>
        </table:table-row>
        <table:table-row table:style-name="ro1">
          <table:table-cell office:value-type="date" office:date-value="0710-05-04" calcext:value-type="date">
            <text:p>0710-04-30</text:p>
          </table:table-cell>
          <table:table-cell office:value-type="date" office:date-value="0710-04-26" calcext:value-type="date">
            <text:p>0710-04-22</text:p>
          </table:table-cell>
          <table:table-cell office:value-type="string" calcext:value-type="string">
            <text:p>99.85152077143093</text:p>
          </table:table-cell>
          <table:table-cell office:value-type="date" office:date-value="0710-04-26" calcext:value-type="date">
            <text:p>0710-04-22</text:p>
          </table:table-cell>
          <table:table-cell office:value-type="float" office:value="0" calcext:value-type="float">
            <text:p>0</text:p>
          </table:table-cell>
          <table:table-cell office:value-type="date" office:date-value="0710-04-22" calcext:value-type="date">
            <text:p>0710-04-18</text:p>
          </table:table-cell>
        </table:table-row>
        <table:table-row table:style-name="ro1">
          <table:table-cell office:value-type="date" office:date-value="0720-04-14" calcext:value-type="date">
            <text:p>0720-04-10</text:p>
          </table:table-cell>
          <table:table-cell office:value-type="date" office:date-value="0720-04-06" calcext:value-type="date">
            <text:p>0720-04-02</text:p>
          </table:table-cell>
          <table:table-cell office:value-type="string" calcext:value-type="string">
            <text:p>99.96515963687318</text:p>
          </table:table-cell>
          <table:table-cell office:value-type="date" office:date-value="0720-04-06" calcext:value-type="date">
            <text:p>0720-04-02</text:p>
          </table:table-cell>
          <table:table-cell office:value-type="float" office:value="0" calcext:value-type="float">
            <text:p>0</text:p>
          </table:table-cell>
          <table:table-cell office:value-type="date" office:date-value="0720-04-02" calcext:value-type="date">
            <text:p>0720-03-29</text:p>
          </table:table-cell>
        </table:table-row>
        <table:table-row table:style-name="ro1">
          <table:table-cell office:value-type="date" office:date-value="0730-04-23" calcext:value-type="date">
            <text:p>0730-04-19</text:p>
          </table:table-cell>
          <table:table-cell office:value-type="date" office:date-value="0730-04-15" calcext:value-type="date">
            <text:p>0730-04-11</text:p>
          </table:table-cell>
          <table:table-cell office:value-type="string" calcext:value-type="string">
            <text:p>98.72197213870648</text:p>
          </table:table-cell>
          <table:table-cell office:value-type="date" office:date-value="0730-04-16" calcext:value-type="date">
            <text:p>0730-04-12</text:p>
          </table:table-cell>
          <table:table-cell office:value-type="float" office:value="-1" calcext:value-type="float">
            <text:p>-1</text:p>
          </table:table-cell>
          <table:table-cell office:value-type="date" office:date-value="0730-04-11" calcext:value-type="date">
            <text:p>0730-04-07</text:p>
          </table:table-cell>
        </table:table-row>
        <table:table-row table:style-name="ro1">
          <table:table-cell office:value-type="date" office:date-value="0740-05-08" calcext:value-type="date">
            <text:p>0740-05-04</text:p>
          </table:table-cell>
          <table:table-cell office:value-type="date" office:date-value="0740-04-25" calcext:value-type="date">
            <text:p>0740-04-21</text:p>
          </table:table-cell>
          <table:table-cell office:value-type="string" calcext:value-type="string">
            <text:p>99.94158535741191</text:p>
          </table:table-cell>
          <table:table-cell office:value-type="date" office:date-value="0740-04-25" calcext:value-type="date">
            <text:p>0740-04-21</text:p>
          </table:table-cell>
          <table:table-cell office:value-type="float" office:value="0" calcext:value-type="float">
            <text:p>0</text:p>
          </table:table-cell>
          <table:table-cell office:value-type="date" office:date-value="0740-04-21" calcext:value-type="date">
            <text:p>0740-04-17</text:p>
          </table:table-cell>
        </table:table-row>
        <table:table-row table:style-name="ro1">
          <table:table-cell office:value-type="date" office:date-value="0750-04-12" calcext:value-type="date">
            <text:p>0750-04-08</text:p>
          </table:table-cell>
          <table:table-cell office:value-type="date" office:date-value="0750-04-04" calcext:value-type="date">
            <text:p>0750-03-31</text:p>
          </table:table-cell>
          <table:table-cell office:value-type="string" calcext:value-type="string">
            <text:p>99.32635379389252</text:p>
          </table:table-cell>
          <table:table-cell office:value-type="date" office:date-value="0750-04-05" calcext:value-type="date">
            <text:p>0750-04-01</text:p>
          </table:table-cell>
          <table:table-cell office:value-type="float" office:value="-1" calcext:value-type="float">
            <text:p>-1</text:p>
          </table:table-cell>
          <table:table-cell office:value-type="date" office:date-value="0750-03-31" calcext:value-type="date">
            <text:p>0750-03-27</text:p>
          </table:table-cell>
        </table:table-row>
        <table:table-row table:style-name="ro1">
          <table:table-cell office:value-type="date" office:date-value="0760-04-20" calcext:value-type="date">
            <text:p>0760-04-16</text:p>
          </table:table-cell>
          <table:table-cell office:value-type="date" office:date-value="0760-04-13" calcext:value-type="date">
            <text:p>0760-04-09</text:p>
          </table:table-cell>
          <table:table-cell office:value-type="string" calcext:value-type="string">
            <text:p>99.82888646516635</text:p>
          </table:table-cell>
          <table:table-cell office:value-type="date" office:date-value="0760-04-13" calcext:value-type="date">
            <text:p>0760-04-09</text:p>
          </table:table-cell>
          <table:table-cell office:value-type="float" office:value="0" calcext:value-type="float">
            <text:p>0</text:p>
          </table:table-cell>
          <table:table-cell office:value-type="date" office:date-value="0760-04-09" calcext:value-type="date">
            <text:p>0760-04-05</text:p>
          </table:table-cell>
        </table:table-row>
        <table:table-row table:style-name="ro1">
          <table:table-cell office:value-type="date" office:date-value="0770-05-06" calcext:value-type="date">
            <text:p>0770-05-02</text:p>
          </table:table-cell>
          <table:table-cell office:value-type="date" office:date-value="0770-04-23" calcext:value-type="date">
            <text:p>0770-04-19</text:p>
          </table:table-cell>
          <table:table-cell office:value-type="string" calcext:value-type="string">
            <text:p>99.85213806459289</text:p>
          </table:table-cell>
          <table:table-cell office:value-type="date" office:date-value="0770-04-23" calcext:value-type="date">
            <text:p>0770-04-19</text:p>
          </table:table-cell>
          <table:table-cell office:value-type="float" office:value="0" calcext:value-type="float">
            <text:p>0</text:p>
          </table:table-cell>
          <table:table-cell office:value-type="date" office:date-value="0770-04-19" calcext:value-type="date">
            <text:p>0770-04-15</text:p>
          </table:table-cell>
        </table:table-row>
        <table:table-row table:style-name="ro1">
          <table:table-cell office:value-type="date" office:date-value="0780-04-09" calcext:value-type="date">
            <text:p>0780-04-05</text:p>
          </table:table-cell>
          <table:table-cell office:value-type="date" office:date-value="0780-04-02" calcext:value-type="date">
            <text:p>0780-03-29</text:p>
          </table:table-cell>
          <table:table-cell office:value-type="string" calcext:value-type="string">
            <text:p>99.81133246437737</text:p>
          </table:table-cell>
          <table:table-cell office:value-type="date" office:date-value="0780-04-02" calcext:value-type="date">
            <text:p>0780-03-29</text:p>
          </table:table-cell>
          <table:table-cell office:value-type="float" office:value="0" calcext:value-type="float">
            <text:p>0</text:p>
          </table:table-cell>
          <table:table-cell office:value-type="date" office:date-value="0780-03-29" calcext:value-type="date">
            <text:p>0780-03-25</text:p>
          </table:table-cell>
        </table:table-row>
        <table:table-row table:style-name="ro1">
          <table:table-cell office:value-type="date" office:date-value="0790-04-25" calcext:value-type="date">
            <text:p>0790-04-21</text:p>
          </table:table-cell>
          <table:table-cell office:value-type="date" office:date-value="0790-04-12" calcext:value-type="date">
            <text:p>0790-04-08</text:p>
          </table:table-cell>
          <table:table-cell office:value-type="string" calcext:value-type="string">
            <text:p>99.74805062243655</text:p>
          </table:table-cell>
          <table:table-cell office:value-type="date" office:date-value="0790-04-12" calcext:value-type="date">
            <text:p>0790-04-08</text:p>
          </table:table-cell>
          <table:table-cell office:value-type="float" office:value="0" calcext:value-type="float">
            <text:p>0</text:p>
          </table:table-cell>
          <table:table-cell office:value-type="date" office:date-value="0790-04-08" calcext:value-type="date">
            <text:p>0790-04-04</text:p>
          </table:table-cell>
        </table:table-row>
        <table:table-row table:style-name="ro1">
          <table:table-cell office:value-type="date" office:date-value="0800-05-03" calcext:value-type="date">
            <text:p>0800-04-29</text:p>
          </table:table-cell>
          <table:table-cell office:value-type="date" office:date-value="0800-04-21" calcext:value-type="date">
            <text:p>0800-04-17</text:p>
          </table:table-cell>
          <table:table-cell office:value-type="string" calcext:value-type="string">
            <text:p>99.71419725320102</text:p>
          </table:table-cell>
          <table:table-cell office:value-type="date" office:date-value="0800-04-21" calcext:value-type="date">
            <text:p>0800-04-17</text:p>
          </table:table-cell>
          <table:table-cell office:value-type="float" office:value="0" calcext:value-type="float">
            <text:p>0</text:p>
          </table:table-cell>
          <table:table-cell office:value-type="date" office:date-value="0800-04-17" calcext:value-type="date">
            <text:p>0800-04-13</text:p>
          </table:table-cell>
        </table:table-row>
        <table:table-row table:style-name="ro1">
          <table:table-cell office:value-type="date" office:date-value="0810-04-14" calcext:value-type="date">
            <text:p>0810-04-10</text:p>
          </table:table-cell>
          <table:table-cell office:value-type="date" office:date-value="0810-04-01" calcext:value-type="date">
            <text:p>0810-03-28</text:p>
          </table:table-cell>
          <table:table-cell office:value-type="string" calcext:value-type="string">
            <text:p>99.02793175885053</text:p>
          </table:table-cell>
          <table:table-cell office:value-type="date" office:date-value="0810-04-02" calcext:value-type="date">
            <text:p>0810-03-29</text:p>
          </table:table-cell>
          <table:table-cell office:value-type="float" office:value="-1" calcext:value-type="float">
            <text:p>-1</text:p>
          </table:table-cell>
          <table:table-cell office:value-type="date" office:date-value="0810-03-28" calcext:value-type="date">
            <text:p>0810-03-24</text:p>
          </table:table-cell>
        </table:table-row>
        <table:table-row table:style-name="ro1">
          <table:table-cell office:value-type="date" office:date-value="0820-04-22" calcext:value-type="date">
            <text:p>0820-04-18</text:p>
          </table:table-cell>
          <table:table-cell office:value-type="date" office:date-value="0820-04-10" calcext:value-type="date">
            <text:p>0820-04-06</text:p>
          </table:table-cell>
          <table:table-cell office:value-type="string" calcext:value-type="string">
            <text:p>99.52903608766117</text:p>
          </table:table-cell>
          <table:table-cell office:value-type="date" office:date-value="0820-04-11" calcext:value-type="date">
            <text:p>0820-04-07</text:p>
          </table:table-cell>
          <table:table-cell office:value-type="float" office:value="-1" calcext:value-type="float">
            <text:p>-1</text:p>
          </table:table-cell>
          <table:table-cell office:value-type="date" office:date-value="0820-04-06" calcext:value-type="date">
            <text:p>0820-04-02</text:p>
          </table:table-cell>
        </table:table-row>
        <table:table-row table:style-name="ro1">
          <table:table-cell office:value-type="date" office:date-value="0830-05-01" calcext:value-type="date">
            <text:p>0830-04-27</text:p>
          </table:table-cell>
          <table:table-cell office:value-type="date" office:date-value="0830-04-20" calcext:value-type="date">
            <text:p>0830-04-16</text:p>
          </table:table-cell>
          <table:table-cell office:value-type="string" calcext:value-type="string">
            <text:p>99.8990124876357</text:p>
          </table:table-cell>
          <table:table-cell office:value-type="date" office:date-value="0830-04-20" calcext:value-type="date">
            <text:p>0830-04-16</text:p>
          </table:table-cell>
          <table:table-cell office:value-type="float" office:value="0" calcext:value-type="float">
            <text:p>0</text:p>
          </table:table-cell>
          <table:table-cell office:value-type="date" office:date-value="0830-04-16" calcext:value-type="date">
            <text:p>0830-04-12</text:p>
          </table:table-cell>
        </table:table-row>
        <table:table-row table:style-name="ro1">
          <table:table-cell office:value-type="date" office:date-value="0840-04-11" calcext:value-type="date">
            <text:p>0840-04-07</text:p>
          </table:table-cell>
          <table:table-cell office:value-type="date" office:date-value="0840-03-30" calcext:value-type="date">
            <text:p>0840-03-26</text:p>
          </table:table-cell>
          <table:table-cell office:value-type="string" calcext:value-type="string">
            <text:p>99.88577686546324</text:p>
          </table:table-cell>
          <table:table-cell office:value-type="date" office:date-value="0840-03-30" calcext:value-type="date">
            <text:p>0840-03-26</text:p>
          </table:table-cell>
          <table:table-cell office:value-type="float" office:value="0" calcext:value-type="float">
            <text:p>0</text:p>
          </table:table-cell>
          <table:table-cell office:value-type="date" office:date-value="0840-03-26" calcext:value-type="date">
            <text:p>0840-03-22</text:p>
          </table:table-cell>
        </table:table-row>
        <table:table-row table:style-name="ro1">
          <table:table-cell office:value-type="date" office:date-value="0850-04-20" calcext:value-type="date">
            <text:p>0850-04-16</text:p>
          </table:table-cell>
          <table:table-cell office:value-type="date" office:date-value="0850-04-09" calcext:value-type="date">
            <text:p>0850-04-05</text:p>
          </table:table-cell>
          <table:table-cell office:value-type="string" calcext:value-type="string">
            <text:p>99.81389329637433</text:p>
          </table:table-cell>
          <table:table-cell office:value-type="date" office:date-value="0850-04-09" calcext:value-type="date">
            <text:p>0850-04-05</text:p>
          </table:table-cell>
          <table:table-cell office:value-type="float" office:value="0" calcext:value-type="float">
            <text:p>0</text:p>
          </table:table-cell>
          <table:table-cell office:value-type="date" office:date-value="0850-04-05" calcext:value-type="date">
            <text:p>0850-04-01</text:p>
          </table:table-cell>
        </table:table-row>
        <table:table-row table:style-name="ro1">
          <table:table-cell office:value-type="date" office:date-value="0860-04-28" calcext:value-type="date">
            <text:p>0860-04-24</text:p>
          </table:table-cell>
          <table:table-cell office:value-type="date" office:date-value="0860-04-18" calcext:value-type="date">
            <text:p>0860-04-14</text:p>
          </table:table-cell>
          <table:table-cell office:value-type="string" calcext:value-type="string">
            <text:p>99.66098483114449</text:p>
          </table:table-cell>
          <table:table-cell office:value-type="date" office:date-value="0860-04-18" calcext:value-type="date">
            <text:p>0860-04-14</text:p>
          </table:table-cell>
          <table:table-cell office:value-type="float" office:value="0" calcext:value-type="float">
            <text:p>0</text:p>
          </table:table-cell>
          <table:table-cell office:value-type="date" office:date-value="0860-04-14" calcext:value-type="date">
            <text:p>0860-04-10</text:p>
          </table:table-cell>
        </table:table-row>
        <table:table-row table:style-name="ro1">
          <table:table-cell office:value-type="date" office:date-value="0870-04-09" calcext:value-type="date">
            <text:p>0870-04-05</text:p>
          </table:table-cell>
          <table:table-cell office:value-type="date" office:date-value="0870-03-29" calcext:value-type="date">
            <text:p>0870-03-25</text:p>
          </table:table-cell>
          <table:table-cell office:value-type="string" calcext:value-type="string">
            <text:p>99.95015046856022</text:p>
          </table:table-cell>
          <table:table-cell office:value-type="date" office:date-value="0870-03-29" calcext:value-type="date">
            <text:p>0870-03-25</text:p>
          </table:table-cell>
          <table:table-cell office:value-type="float" office:value="0" calcext:value-type="float">
            <text:p>0</text:p>
          </table:table-cell>
          <table:table-cell office:value-type="date" office:date-value="0870-03-25" calcext:value-type="date">
            <text:p>0870-03-21</text:p>
          </table:table-cell>
        </table:table-row>
        <table:table-row table:style-name="ro1">
          <table:table-cell office:value-type="date" office:date-value="0880-04-17" calcext:value-type="date">
            <text:p>0880-04-13</text:p>
          </table:table-cell>
          <table:table-cell office:value-type="date" office:date-value="0880-04-07" calcext:value-type="date">
            <text:p>0880-04-03</text:p>
          </table:table-cell>
          <table:table-cell office:value-type="string" calcext:value-type="string">
            <text:p>99.94869262625534</text:p>
          </table:table-cell>
          <table:table-cell office:value-type="date" office:date-value="0880-04-07" calcext:value-type="date">
            <text:p>0880-04-03</text:p>
          </table:table-cell>
          <table:table-cell office:value-type="float" office:value="0" calcext:value-type="float">
            <text:p>0</text:p>
          </table:table-cell>
          <table:table-cell office:value-type="date" office:date-value="0880-04-03" calcext:value-type="date">
            <text:p>0880-03-30</text:p>
          </table:table-cell>
        </table:table-row>
        <table:table-row table:style-name="ro1">
          <table:table-cell office:value-type="date" office:date-value="0890-04-26" calcext:value-type="date">
            <text:p>0890-04-22</text:p>
          </table:table-cell>
          <table:table-cell office:value-type="date" office:date-value="0890-04-17" calcext:value-type="date">
            <text:p>0890-04-13</text:p>
          </table:table-cell>
          <table:table-cell office:value-type="string" calcext:value-type="string">
            <text:p>99.93165039136467</text:p>
          </table:table-cell>
          <table:table-cell office:value-type="date" office:date-value="0890-04-17" calcext:value-type="date">
            <text:p>0890-04-13</text:p>
          </table:table-cell>
          <table:table-cell office:value-type="float" office:value="0" calcext:value-type="float">
            <text:p>0</text:p>
          </table:table-cell>
          <table:table-cell office:value-type="date" office:date-value="0890-04-13" calcext:value-type="date">
            <text:p>0890-04-09</text:p>
          </table:table-cell>
        </table:table-row>
        <table:table-row table:style-name="ro1">
          <table:table-cell office:value-type="date" office:date-value="0900-05-05" calcext:value-type="date">
            <text:p>0900-04-30</text:p>
          </table:table-cell>
          <table:table-cell office:value-type="date" office:date-value="0900-04-28" calcext:value-type="date">
            <text:p>0900-04-23</text:p>
          </table:table-cell>
          <table:table-cell office:value-type="string" calcext:value-type="string">
            <text:p>99.8205738992585</text:p>
          </table:table-cell>
          <table:table-cell office:value-type="date" office:date-value="0900-04-28" calcext:value-type="date">
            <text:p>0900-04-23</text:p>
          </table:table-cell>
          <table:table-cell office:value-type="float" office:value="0" calcext:value-type="float">
            <text:p>0</text:p>
          </table:table-cell>
          <table:table-cell office:value-type="date" office:date-value="0900-04-23" calcext:value-type="date">
            <text:p>0900-04-18</text:p>
          </table:table-cell>
        </table:table-row>
        <table:table-row table:style-name="ro1">
          <table:table-cell office:value-type="date" office:date-value="0910-04-16" calcext:value-type="date">
            <text:p>0910-04-11</text:p>
          </table:table-cell>
          <table:table-cell office:value-type="date" office:date-value="0910-04-08" calcext:value-type="date">
            <text:p>0910-04-03</text:p>
          </table:table-cell>
          <table:table-cell office:value-type="string" calcext:value-type="string">
            <text:p>99.78636610856535</text:p>
          </table:table-cell>
          <table:table-cell office:value-type="date" office:date-value="0910-04-08" calcext:value-type="date">
            <text:p>0910-04-03</text:p>
          </table:table-cell>
          <table:table-cell office:value-type="float" office:value="0" calcext:value-type="float">
            <text:p>0</text:p>
          </table:table-cell>
          <table:table-cell office:value-type="date" office:date-value="0910-04-03" calcext:value-type="date">
            <text:p>0910-03-29</text:p>
          </table:table-cell>
        </table:table-row>
        <table:table-row table:style-name="ro1">
          <table:table-cell office:value-type="date" office:date-value="0920-04-24" calcext:value-type="date">
            <text:p>0920-04-19</text:p>
          </table:table-cell>
          <table:table-cell office:value-type="date" office:date-value="0920-04-17" calcext:value-type="date">
            <text:p>0920-04-12</text:p>
          </table:table-cell>
          <table:table-cell office:value-type="string" calcext:value-type="string">
            <text:p>99.21362868448851</text:p>
          </table:table-cell>
          <table:table-cell office:value-type="date" office:date-value="0920-04-16" calcext:value-type="date">
            <text:p>0920-04-11</text:p>
          </table:table-cell>
          <table:table-cell office:value-type="float" office:value="1" calcext:value-type="float">
            <text:p>1</text:p>
          </table:table-cell>
          <table:table-cell office:value-type="date" office:date-value="0920-04-12" calcext:value-type="date">
            <text:p>0920-04-07</text:p>
          </table:table-cell>
        </table:table-row>
        <table:table-row table:style-name="ro1">
          <table:table-cell office:value-type="date" office:date-value="0930-05-03" calcext:value-type="date">
            <text:p>0930-04-28</text:p>
          </table:table-cell>
          <table:table-cell office:value-type="date" office:date-value="0930-04-27" calcext:value-type="date">
            <text:p>0930-04-22</text:p>
          </table:table-cell>
          <table:table-cell office:value-type="string" calcext:value-type="string">
            <text:p>98.44700005721228</text:p>
          </table:table-cell>
          <table:table-cell office:value-type="date" office:date-value="0930-04-26" calcext:value-type="date">
            <text:p>0930-04-21</text:p>
          </table:table-cell>
          <table:table-cell office:value-type="float" office:value="1" calcext:value-type="float">
            <text:p>1</text:p>
          </table:table-cell>
          <table:table-cell office:value-type="date" office:date-value="0930-04-22" calcext:value-type="date">
            <text:p>0930-04-17</text:p>
          </table:table-cell>
        </table:table-row>
        <table:table-row table:style-name="ro1">
          <table:table-cell office:value-type="date" office:date-value="0940-04-13" calcext:value-type="date">
            <text:p>0940-04-08</text:p>
          </table:table-cell>
          <table:table-cell office:value-type="date" office:date-value="0940-04-06" calcext:value-type="date">
            <text:p>0940-04-01</text:p>
          </table:table-cell>
          <table:table-cell office:value-type="string" calcext:value-type="string">
            <text:p>99.29209391733728</text:p>
          </table:table-cell>
          <table:table-cell office:value-type="date" office:date-value="0940-04-05" calcext:value-type="date">
            <text:p>0940-03-31</text:p>
          </table:table-cell>
          <table:table-cell office:value-type="float" office:value="1" calcext:value-type="float">
            <text:p>1</text:p>
          </table:table-cell>
          <table:table-cell office:value-type="date" office:date-value="0940-04-01" calcext:value-type="date">
            <text:p>0940-03-27</text:p>
          </table:table-cell>
        </table:table-row>
        <table:table-row table:style-name="ro1">
          <table:table-cell office:value-type="date" office:date-value="0950-04-22" calcext:value-type="date">
            <text:p>0950-04-17</text:p>
          </table:table-cell>
          <table:table-cell office:value-type="date" office:date-value="0950-04-15" calcext:value-type="date">
            <text:p>0950-04-10</text:p>
          </table:table-cell>
          <table:table-cell office:value-type="string" calcext:value-type="string">
            <text:p>99.53385787741934</text:p>
          </table:table-cell>
          <table:table-cell office:value-type="date" office:date-value="0950-04-15" calcext:value-type="date">
            <text:p>0950-04-10</text:p>
          </table:table-cell>
          <table:table-cell office:value-type="float" office:value="0" calcext:value-type="float">
            <text:p>0</text:p>
          </table:table-cell>
          <table:table-cell office:value-type="date" office:date-value="0950-04-10" calcext:value-type="date">
            <text:p>0950-04-05</text:p>
          </table:table-cell>
        </table:table-row>
        <table:table-row table:style-name="ro1">
          <table:table-cell office:value-type="date" office:date-value="0960-05-07" calcext:value-type="date">
            <text:p>0960-05-02</text:p>
          </table:table-cell>
          <table:table-cell office:value-type="date" office:date-value="0960-04-25" calcext:value-type="date">
            <text:p>0960-04-20</text:p>
          </table:table-cell>
          <table:table-cell office:value-type="string" calcext:value-type="string">
            <text:p>99.47944216922207</text:p>
          </table:table-cell>
          <table:table-cell office:value-type="date" office:date-value="0960-04-24" calcext:value-type="date">
            <text:p>0960-04-19</text:p>
          </table:table-cell>
          <table:table-cell office:value-type="float" office:value="1" calcext:value-type="float">
            <text:p>1</text:p>
          </table:table-cell>
          <table:table-cell office:value-type="date" office:date-value="0960-04-20" calcext:value-type="date">
            <text:p>0960-04-15</text:p>
          </table:table-cell>
        </table:table-row>
        <table:table-row table:style-name="ro1">
          <table:table-cell office:value-type="date" office:date-value="0970-04-11" calcext:value-type="date">
            <text:p>0970-04-06</text:p>
          </table:table-cell>
          <table:table-cell office:value-type="date" office:date-value="0970-04-04" calcext:value-type="date">
            <text:p>0970-03-30</text:p>
          </table:table-cell>
          <table:table-cell office:value-type="string" calcext:value-type="string">
            <text:p>99.1550179901878</text:p>
          </table:table-cell>
          <table:table-cell office:value-type="date" office:date-value="0970-04-05" calcext:value-type="date">
            <text:p>0970-03-31</text:p>
          </table:table-cell>
          <table:table-cell office:value-type="float" office:value="-1" calcext:value-type="float">
            <text:p>-1</text:p>
          </table:table-cell>
          <table:table-cell office:value-type="date" office:date-value="0970-03-30" calcext:value-type="date">
            <text:p>0970-03-25</text:p>
          </table:table-cell>
        </table:table-row>
        <table:table-row table:style-name="ro1">
          <table:table-cell office:value-type="date" office:date-value="0980-04-26" calcext:value-type="date">
            <text:p>0980-04-21</text:p>
          </table:table-cell>
          <table:table-cell office:value-type="date" office:date-value="0980-04-14" calcext:value-type="date">
            <text:p>0980-04-09</text:p>
          </table:table-cell>
          <table:table-cell office:value-type="string" calcext:value-type="string">
            <text:p>99.66874990087359</text:p>
          </table:table-cell>
          <table:table-cell office:value-type="date" office:date-value="0980-04-13" calcext:value-type="date">
            <text:p>0980-04-08</text:p>
          </table:table-cell>
          <table:table-cell office:value-type="float" office:value="1" calcext:value-type="float">
            <text:p>1</text:p>
          </table:table-cell>
          <table:table-cell office:value-type="date" office:date-value="0980-04-09" calcext:value-type="date">
            <text:p>0980-04-04</text:p>
          </table:table-cell>
        </table:table-row>
        <table:table-row table:style-name="ro1">
          <table:table-cell office:value-type="date" office:date-value="0990-05-05" calcext:value-type="date">
            <text:p>0990-04-30</text:p>
          </table:table-cell>
          <table:table-cell office:value-type="date" office:date-value="0990-04-23" calcext:value-type="date">
            <text:p>0990-04-18</text:p>
          </table:table-cell>
          <table:table-cell office:value-type="string" calcext:value-type="string">
            <text:p>99.99313467459167</text:p>
          </table:table-cell>
          <table:table-cell office:value-type="date" office:date-value="0990-04-23" calcext:value-type="date">
            <text:p>0990-04-18</text:p>
          </table:table-cell>
          <table:table-cell office:value-type="float" office:value="0" calcext:value-type="float">
            <text:p>0</text:p>
          </table:table-cell>
          <table:table-cell office:value-type="date" office:date-value="0990-04-18" calcext:value-type="date">
            <text:p>0990-04-13</text:p>
          </table:table-cell>
        </table:table-row>
        <table:table-row table:style-name="ro1">
          <table:table-cell office:value-type="date" office:date-value="1000-04-16" calcext:value-type="date">
            <text:p>1000-04-10</text:p>
          </table:table-cell>
          <table:table-cell office:value-type="date" office:date-value="1000-04-05" calcext:value-type="date">
            <text:p>1000-03-30</text:p>
          </table:table-cell>
          <table:table-cell office:value-type="string" calcext:value-type="string">
            <text:p>98.67734282539831</text:p>
          </table:table-cell>
          <table:table-cell office:value-type="date" office:date-value="1000-04-04" calcext:value-type="date">
            <text:p>1000-03-29</text:p>
          </table:table-cell>
          <table:table-cell office:value-type="float" office:value="1" calcext:value-type="float">
            <text:p>1</text:p>
          </table:table-cell>
          <table:table-cell office:value-type="date" office:date-value="1000-03-30" calcext:value-type="date">
            <text:p>1000-03-24</text:p>
          </table:table-cell>
        </table:table-row>
        <table:table-row table:style-name="ro1">
          <table:table-cell office:value-type="date" office:date-value="1010-04-25" calcext:value-type="date">
            <text:p>1010-04-19</text:p>
          </table:table-cell>
          <table:table-cell office:value-type="date" office:date-value="1010-04-14" calcext:value-type="date">
            <text:p>1010-04-08</text:p>
          </table:table-cell>
          <table:table-cell office:value-type="string" calcext:value-type="string">
            <text:p>99.88515084471679</text:p>
          </table:table-cell>
          <table:table-cell office:value-type="date" office:date-value="1010-04-14" calcext:value-type="date">
            <text:p>1010-04-08</text:p>
          </table:table-cell>
          <table:table-cell office:value-type="float" office:value="0" calcext:value-type="float">
            <text:p>0</text:p>
          </table:table-cell>
          <table:table-cell office:value-type="date" office:date-value="1010-04-08" calcext:value-type="date">
            <text:p>1010-04-02</text:p>
          </table:table-cell>
        </table:table-row>
        <table:table-row table:style-name="ro1">
          <table:table-cell office:value-type="date" office:date-value="1020-05-03" calcext:value-type="date">
            <text:p>1020-04-27</text:p>
          </table:table-cell>
          <table:table-cell office:value-type="date" office:date-value="1020-04-24" calcext:value-type="date">
            <text:p>1020-04-18</text:p>
          </table:table-cell>
          <table:table-cell office:value-type="string" calcext:value-type="string">
            <text:p>97.37356903365595</text:p>
          </table:table-cell>
          <table:table-cell office:value-type="date" office:date-value="1020-04-23" calcext:value-type="date">
            <text:p>1020-04-17</text:p>
          </table:table-cell>
          <table:table-cell office:value-type="float" office:value="1" calcext:value-type="float">
            <text:p>1</text:p>
          </table:table-cell>
          <table:table-cell office:value-type="date" office:date-value="1020-04-18" calcext:value-type="date">
            <text:p>1020-04-12</text:p>
          </table:table-cell>
        </table:table-row>
        <table:table-row table:style-name="ro1">
          <table:table-cell office:value-type="date" office:date-value="1030-04-14" calcext:value-type="date">
            <text:p>1030-04-08</text:p>
          </table:table-cell>
          <table:table-cell office:value-type="date" office:date-value="1030-04-03" calcext:value-type="date">
            <text:p>1030-03-28</text:p>
          </table:table-cell>
          <table:table-cell office:value-type="string" calcext:value-type="string">
            <text:p>99.7718577592967</text:p>
          </table:table-cell>
          <table:table-cell office:value-type="date" office:date-value="1030-04-03" calcext:value-type="date">
            <text:p>1030-03-28</text:p>
          </table:table-cell>
          <table:table-cell office:value-type="float" office:value="0" calcext:value-type="float">
            <text:p>0</text:p>
          </table:table-cell>
          <table:table-cell office:value-type="date" office:date-value="1030-03-28" calcext:value-type="date">
            <text:p>1030-03-22</text:p>
          </table:table-cell>
        </table:table-row>
        <table:table-row table:style-name="ro1">
          <table:table-cell office:value-type="date" office:date-value="1040-04-22" calcext:value-type="date">
            <text:p>1040-04-16</text:p>
          </table:table-cell>
          <table:table-cell office:value-type="date" office:date-value="1040-04-13" calcext:value-type="date">
            <text:p>1040-04-07</text:p>
          </table:table-cell>
          <table:table-cell office:value-type="string" calcext:value-type="string">
            <text:p>99.27011953738798</text:p>
          </table:table-cell>
          <table:table-cell office:value-type="date" office:date-value="1040-04-12" calcext:value-type="date">
            <text:p>1040-04-06</text:p>
          </table:table-cell>
          <table:table-cell office:value-type="float" office:value="1" calcext:value-type="float">
            <text:p>1</text:p>
          </table:table-cell>
          <table:table-cell office:value-type="date" office:date-value="1040-04-07" calcext:value-type="date">
            <text:p>1040-04-01</text:p>
          </table:table-cell>
        </table:table-row>
        <table:table-row table:style-name="ro1">
          <table:table-cell office:value-type="date" office:date-value="1050-05-01" calcext:value-type="date">
            <text:p>1050-04-25</text:p>
          </table:table-cell>
          <table:table-cell office:value-type="date" office:date-value="1050-04-22" calcext:value-type="date">
            <text:p>1050-04-16</text:p>
          </table:table-cell>
          <table:table-cell office:value-type="string" calcext:value-type="string">
            <text:p>99.82163719090538</text:p>
          </table:table-cell>
          <table:table-cell office:value-type="date" office:date-value="1050-04-22" calcext:value-type="date">
            <text:p>1050-04-16</text:p>
          </table:table-cell>
          <table:table-cell office:value-type="float" office:value="0" calcext:value-type="float">
            <text:p>0</text:p>
          </table:table-cell>
          <table:table-cell office:value-type="date" office:date-value="1050-04-16" calcext:value-type="date">
            <text:p>1050-04-10</text:p>
          </table:table-cell>
        </table:table-row>
        <table:table-row table:style-name="ro1">
          <table:table-cell office:value-type="date" office:date-value="1060-04-11" calcext:value-type="date">
            <text:p>1060-04-05</text:p>
          </table:table-cell>
          <table:table-cell office:value-type="date" office:date-value="1060-04-02" calcext:value-type="date">
            <text:p>1060-03-27</text:p>
          </table:table-cell>
          <table:table-cell office:value-type="string" calcext:value-type="string">
            <text:p>98.93551236597233</text:p>
          </table:table-cell>
          <table:table-cell office:value-type="date" office:date-value="1060-04-01" calcext:value-type="date">
            <text:p>1060-03-26</text:p>
          </table:table-cell>
          <table:table-cell office:value-type="float" office:value="1" calcext:value-type="float">
            <text:p>1</text:p>
          </table:table-cell>
          <table:table-cell office:value-type="date" office:date-value="1060-03-27" calcext:value-type="date">
            <text:p>1060-03-21</text:p>
          </table:table-cell>
        </table:table-row>
        <table:table-row table:style-name="ro1">
          <table:table-cell office:value-type="date" office:date-value="1070-04-20" calcext:value-type="date">
            <text:p>1070-04-14</text:p>
          </table:table-cell>
          <table:table-cell office:value-type="date" office:date-value="1070-04-11" calcext:value-type="date">
            <text:p>1070-04-05</text:p>
          </table:table-cell>
          <table:table-cell office:value-type="string" calcext:value-type="string">
            <text:p>99.58616203196763</text:p>
          </table:table-cell>
          <table:table-cell office:value-type="date" office:date-value="1070-04-11" calcext:value-type="date">
            <text:p>1070-04-05</text:p>
          </table:table-cell>
          <table:table-cell office:value-type="float" office:value="0" calcext:value-type="float">
            <text:p>0</text:p>
          </table:table-cell>
          <table:table-cell office:value-type="date" office:date-value="1070-04-05" calcext:value-type="date">
            <text:p>1070-03-30</text:p>
          </table:table-cell>
        </table:table-row>
        <table:table-row table:style-name="ro1">
          <table:table-cell office:value-type="date" office:date-value="1080-04-28" calcext:value-type="date">
            <text:p>1080-04-22</text:p>
          </table:table-cell>
          <table:table-cell office:value-type="date" office:date-value="1080-04-21" calcext:value-type="date">
            <text:p>1080-04-15</text:p>
          </table:table-cell>
          <table:table-cell office:value-type="string" calcext:value-type="string">
            <text:p>96.28088373294617</text:p>
          </table:table-cell>
          <table:table-cell office:value-type="date" office:date-value="1080-04-19" calcext:value-type="date">
            <text:p>1080-04-13</text:p>
          </table:table-cell>
          <table:table-cell office:value-type="float" office:value="2" calcext:value-type="float">
            <text:p>2</text:p>
          </table:table-cell>
          <table:table-cell office:value-type="date" office:date-value="1080-04-15" calcext:value-type="date">
            <text:p>1080-04-09</text:p>
          </table:table-cell>
        </table:table-row>
        <table:table-row table:style-name="ro1">
          <table:table-cell office:value-type="date" office:date-value="1090-05-07" calcext:value-type="date">
            <text:p>1090-05-01</text:p>
          </table:table-cell>
          <table:table-cell office:value-type="date" office:date-value="1090-04-30" calcext:value-type="date">
            <text:p>1090-04-24</text:p>
          </table:table-cell>
          <table:table-cell office:value-type="string" calcext:value-type="string">
            <text:p>98.56968460385906</text:p>
          </table:table-cell>
          <table:table-cell office:value-type="date" office:date-value="1090-04-29" calcext:value-type="date">
            <text:p>1090-04-23</text:p>
          </table:table-cell>
          <table:table-cell office:value-type="float" office:value="1" calcext:value-type="float">
            <text:p>1</text:p>
          </table:table-cell>
          <table:table-cell office:value-type="date" office:date-value="1090-04-24" calcext:value-type="date">
            <text:p>1090-04-18</text:p>
          </table:table-cell>
        </table:table-row>
        <table:table-row table:style-name="ro1">
          <table:table-cell office:value-type="date" office:date-value="1100-04-18" calcext:value-type="date">
            <text:p>1100-04-11</text:p>
          </table:table-cell>
          <table:table-cell office:value-type="date" office:date-value="1100-04-12" calcext:value-type="date">
            <text:p>1100-04-05</text:p>
          </table:table-cell>
          <table:table-cell office:value-type="string" calcext:value-type="string">
            <text:p>96.99930638541679</text:p>
          </table:table-cell>
          <table:table-cell office:value-type="date" office:date-value="1100-04-11" calcext:value-type="date">
            <text:p>1100-04-04</text:p>
          </table:table-cell>
          <table:table-cell office:value-type="float" office:value="1" calcext:value-type="float">
            <text:p>1</text:p>
          </table:table-cell>
          <table:table-cell office:value-type="date" office:date-value="1100-04-05" calcext:value-type="date">
            <text:p>1100-03-29</text:p>
          </table:table-cell>
        </table:table-row>
        <table:table-row table:style-name="ro1">
          <table:table-cell office:value-type="date" office:date-value="1110-04-27" calcext:value-type="date">
            <text:p>1110-04-20</text:p>
          </table:table-cell>
          <table:table-cell office:value-type="date" office:date-value="1110-04-21" calcext:value-type="date">
            <text:p>1110-04-14</text:p>
          </table:table-cell>
          <table:table-cell office:value-type="string" calcext:value-type="string">
            <text:p>99.77076432959242</text:p>
          </table:table-cell>
          <table:table-cell office:value-type="date" office:date-value="1110-04-21" calcext:value-type="date">
            <text:p>1110-04-14</text:p>
          </table:table-cell>
          <table:table-cell office:value-type="float" office:value="0" calcext:value-type="float">
            <text:p>0</text:p>
          </table:table-cell>
          <table:table-cell office:value-type="date" office:date-value="1110-04-14" calcext:value-type="date">
            <text:p>1110-04-07</text:p>
          </table:table-cell>
        </table:table-row>
        <table:table-row table:style-name="ro1">
          <table:table-cell office:value-type="date" office:date-value="1120-05-05" calcext:value-type="date">
            <text:p>1120-04-28</text:p>
          </table:table-cell>
          <table:table-cell office:value-type="date" office:date-value="1120-05-01" calcext:value-type="date">
            <text:p>1120-04-24</text:p>
          </table:table-cell>
          <table:table-cell office:value-type="string" calcext:value-type="string">
            <text:p>97.41038530839337</text:p>
          </table:table-cell>
          <table:table-cell office:value-type="date" office:date-value="1120-04-30" calcext:value-type="date">
            <text:p>1120-04-23</text:p>
          </table:table-cell>
          <table:table-cell office:value-type="float" office:value="1" calcext:value-type="float">
            <text:p>1</text:p>
          </table:table-cell>
          <table:table-cell office:value-type="date" office:date-value="1120-04-24" calcext:value-type="date">
            <text:p>1120-04-17</text:p>
          </table:table-cell>
        </table:table-row>
        <table:table-row table:style-name="ro1">
          <table:table-cell office:value-type="date" office:date-value="1130-04-16" calcext:value-type="date">
            <text:p>1130-04-09</text:p>
          </table:table-cell>
          <table:table-cell office:value-type="date" office:date-value="1130-04-10" calcext:value-type="date">
            <text:p>1130-04-03</text:p>
          </table:table-cell>
          <table:table-cell office:value-type="string" calcext:value-type="string">
            <text:p>99.92725849836101</text:p>
          </table:table-cell>
          <table:table-cell office:value-type="date" office:date-value="1130-04-10" calcext:value-type="date">
            <text:p>1130-04-03</text:p>
          </table:table-cell>
          <table:table-cell office:value-type="float" office:value="0" calcext:value-type="float">
            <text:p>0</text:p>
          </table:table-cell>
          <table:table-cell office:value-type="date" office:date-value="1130-04-03" calcext:value-type="date">
            <text:p>1130-03-27</text:p>
          </table:table-cell>
        </table:table-row>
        <table:table-row table:style-name="ro1">
          <table:table-cell office:value-type="date" office:date-value="1140-04-24" calcext:value-type="date">
            <text:p>1140-04-17</text:p>
          </table:table-cell>
          <table:table-cell office:value-type="date" office:date-value="1140-04-19" calcext:value-type="date">
            <text:p>1140-04-12</text:p>
          </table:table-cell>
          <table:table-cell office:value-type="string" calcext:value-type="string">
            <text:p>99.49294757904198</text:p>
          </table:table-cell>
          <table:table-cell office:value-type="date" office:date-value="1140-04-18" calcext:value-type="date">
            <text:p>1140-04-11</text:p>
          </table:table-cell>
          <table:table-cell office:value-type="float" office:value="1" calcext:value-type="float">
            <text:p>1</text:p>
          </table:table-cell>
          <table:table-cell office:value-type="date" office:date-value="1140-04-12" calcext:value-type="date">
            <text:p>1140-04-05</text:p>
          </table:table-cell>
        </table:table-row>
        <table:table-row table:style-name="ro1">
          <table:table-cell office:value-type="date" office:date-value="1150-05-03" calcext:value-type="date">
            <text:p>1150-04-26</text:p>
          </table:table-cell>
          <table:table-cell office:value-type="date" office:date-value="1150-04-29" calcext:value-type="date">
            <text:p>1150-04-22</text:p>
          </table:table-cell>
          <table:table-cell office:value-type="string" calcext:value-type="string">
            <text:p>98.49438922351233</text:p>
          </table:table-cell>
          <table:table-cell office:value-type="date" office:date-value="1150-04-28" calcext:value-type="date">
            <text:p>1150-04-21</text:p>
          </table:table-cell>
          <table:table-cell office:value-type="float" office:value="1" calcext:value-type="float">
            <text:p>1</text:p>
          </table:table-cell>
          <table:table-cell office:value-type="date" office:date-value="1150-04-22" calcext:value-type="date">
            <text:p>1150-04-15</text:p>
          </table:table-cell>
        </table:table-row>
        <table:table-row table:style-name="ro1">
          <table:table-cell office:value-type="date" office:date-value="1160-04-13" calcext:value-type="date">
            <text:p>1160-04-06</text:p>
          </table:table-cell>
          <table:table-cell office:value-type="date" office:date-value="1160-04-08" calcext:value-type="date">
            <text:p>1160-04-01</text:p>
          </table:table-cell>
          <table:table-cell office:value-type="string" calcext:value-type="string">
            <text:p>98.55393400627688</text:p>
          </table:table-cell>
          <table:table-cell office:value-type="date" office:date-value="1160-04-07" calcext:value-type="date">
            <text:p>1160-03-31</text:p>
          </table:table-cell>
          <table:table-cell office:value-type="float" office:value="1" calcext:value-type="float">
            <text:p>1</text:p>
          </table:table-cell>
          <table:table-cell office:value-type="date" office:date-value="1160-04-01" calcext:value-type="date">
            <text:p>1160-03-25</text:p>
          </table:table-cell>
        </table:table-row>
        <table:table-row table:style-name="ro1">
          <table:table-cell office:value-type="date" office:date-value="1170-04-22" calcext:value-type="date">
            <text:p>1170-04-15</text:p>
          </table:table-cell>
          <table:table-cell office:value-type="date" office:date-value="1170-04-18" calcext:value-type="date">
            <text:p>1170-04-11</text:p>
          </table:table-cell>
          <table:table-cell office:value-type="string" calcext:value-type="string">
            <text:p>98.05837074129275</text:p>
          </table:table-cell>
          <table:table-cell office:value-type="date" office:date-value="1170-04-17" calcext:value-type="date">
            <text:p>1170-04-10</text:p>
          </table:table-cell>
          <table:table-cell office:value-type="float" office:value="1" calcext:value-type="float">
            <text:p>1</text:p>
          </table:table-cell>
          <table:table-cell office:value-type="date" office:date-value="1170-04-11" calcext:value-type="date">
            <text:p>1170-04-04</text:p>
          </table:table-cell>
        </table:table-row>
        <table:table-row table:style-name="ro1">
          <table:table-cell office:value-type="date" office:date-value="1180-05-07" calcext:value-type="date">
            <text:p>1180-04-30</text:p>
          </table:table-cell>
          <table:table-cell office:value-type="date" office:date-value="1180-04-27" calcext:value-type="date">
            <text:p>1180-04-20</text:p>
          </table:table-cell>
          <table:table-cell office:value-type="string" calcext:value-type="string">
            <text:p>97.94310522285866</text:p>
          </table:table-cell>
          <table:table-cell office:value-type="date" office:date-value="1180-04-26" calcext:value-type="date">
            <text:p>1180-04-19</text:p>
          </table:table-cell>
          <table:table-cell office:value-type="float" office:value="1" calcext:value-type="float">
            <text:p>1</text:p>
          </table:table-cell>
          <table:table-cell office:value-type="date" office:date-value="1180-04-20" calcext:value-type="date">
            <text:p>1180-04-13</text:p>
          </table:table-cell>
        </table:table-row>
        <table:table-row table:style-name="ro1">
          <table:table-cell office:value-type="date" office:date-value="1190-04-11" calcext:value-type="date">
            <text:p>1190-04-04</text:p>
          </table:table-cell>
          <table:table-cell office:value-type="date" office:date-value="1190-04-07" calcext:value-type="date">
            <text:p>1190-03-31</text:p>
          </table:table-cell>
          <table:table-cell office:value-type="string" calcext:value-type="string">
            <text:p>99.54274126195948</text:p>
          </table:table-cell>
          <table:table-cell office:value-type="date" office:date-value="1190-04-07" calcext:value-type="date">
            <text:p>1190-03-31</text:p>
          </table:table-cell>
          <table:table-cell office:value-type="float" office:value="0" calcext:value-type="float">
            <text:p>0</text:p>
          </table:table-cell>
          <table:table-cell office:value-type="date" office:date-value="1190-03-31" calcext:value-type="date">
            <text:p>1190-03-24</text:p>
          </table:table-cell>
        </table:table-row>
        <table:table-row table:style-name="ro1">
          <table:table-cell office:value-type="date" office:date-value="1200-04-26" calcext:value-type="date">
            <text:p>1200-04-19</text:p>
          </table:table-cell>
          <table:table-cell office:value-type="date" office:date-value="1200-04-16" calcext:value-type="date">
            <text:p>1200-04-09</text:p>
          </table:table-cell>
          <table:table-cell office:value-type="string" calcext:value-type="string">
            <text:p>99.34729768843174</text:p>
          </table:table-cell>
          <table:table-cell office:value-type="date" office:date-value="1200-04-15" calcext:value-type="date">
            <text:p>1200-04-08</text:p>
          </table:table-cell>
          <table:table-cell office:value-type="float" office:value="1" calcext:value-type="float">
            <text:p>1</text:p>
          </table:table-cell>
          <table:table-cell office:value-type="date" office:date-value="1200-04-09" calcext:value-type="date">
            <text:p>1200-04-02</text:p>
          </table:table-cell>
        </table:table-row>
        <table:table-row table:style-name="ro1">
          <table:table-cell office:value-type="date" office:date-value="1210-05-05" calcext:value-type="date">
            <text:p>1210-04-28</text:p>
          </table:table-cell>
          <table:table-cell office:value-type="date" office:date-value="1210-04-26" calcext:value-type="date">
            <text:p>1210-04-19</text:p>
          </table:table-cell>
          <table:table-cell office:value-type="string" calcext:value-type="string">
            <text:p>98.88859747511987</text:p>
          </table:table-cell>
          <table:table-cell office:value-type="date" office:date-value="1210-04-25" calcext:value-type="date">
            <text:p>1210-04-18</text:p>
          </table:table-cell>
          <table:table-cell office:value-type="float" office:value="1" calcext:value-type="float">
            <text:p>1</text:p>
          </table:table-cell>
          <table:table-cell office:value-type="date" office:date-value="1210-04-19" calcext:value-type="date">
            <text:p>1210-04-12</text:p>
          </table:table-cell>
        </table:table-row>
        <table:table-row table:style-name="ro1">
          <table:table-cell office:value-type="date" office:date-value="1220-04-15" calcext:value-type="date">
            <text:p>1220-04-08</text:p>
          </table:table-cell>
          <table:table-cell office:value-type="date" office:date-value="1220-04-05" calcext:value-type="date">
            <text:p>1220-03-29</text:p>
          </table:table-cell>
          <table:table-cell office:value-type="string" calcext:value-type="string">
            <text:p>98.56344247437188</text:p>
          </table:table-cell>
          <table:table-cell office:value-type="date" office:date-value="1220-04-04" calcext:value-type="date">
            <text:p>1220-03-28</text:p>
          </table:table-cell>
          <table:table-cell office:value-type="float" office:value="1" calcext:value-type="float">
            <text:p>1</text:p>
          </table:table-cell>
          <table:table-cell office:value-type="date" office:date-value="1220-03-29" calcext:value-type="date">
            <text:p>1220-03-22</text:p>
          </table:table-cell>
        </table:table-row>
        <table:table-row table:style-name="ro1">
          <table:table-cell office:value-type="date" office:date-value="1230-04-24" calcext:value-type="date">
            <text:p>1230-04-17</text:p>
          </table:table-cell>
          <table:table-cell office:value-type="date" office:date-value="1230-04-15" calcext:value-type="date">
            <text:p>1230-04-08</text:p>
          </table:table-cell>
          <table:table-cell office:value-type="string" calcext:value-type="string">
            <text:p>97.37087929463615</text:p>
          </table:table-cell>
          <table:table-cell office:value-type="date" office:date-value="1230-04-13" calcext:value-type="date">
            <text:p>1230-04-06</text:p>
          </table:table-cell>
          <table:table-cell office:value-type="float" office:value="2" calcext:value-type="float">
            <text:p>2</text:p>
          </table:table-cell>
          <table:table-cell office:value-type="date" office:date-value="1230-04-08" calcext:value-type="date">
            <text:p>1230-04-01</text:p>
          </table:table-cell>
        </table:table-row>
        <table:table-row table:style-name="ro1">
          <table:table-cell office:value-type="date" office:date-value="1240-05-02" calcext:value-type="date">
            <text:p>1240-04-25</text:p>
          </table:table-cell>
          <table:table-cell office:value-type="date" office:date-value="1240-04-24" calcext:value-type="date">
            <text:p>1240-04-17</text:p>
          </table:table-cell>
          <table:table-cell office:value-type="string" calcext:value-type="string">
            <text:p>96.08909657503493</text:p>
          </table:table-cell>
          <table:table-cell office:value-type="date" office:date-value="1240-04-22" calcext:value-type="date">
            <text:p>1240-04-15</text:p>
          </table:table-cell>
          <table:table-cell office:value-type="float" office:value="2" calcext:value-type="float">
            <text:p>2</text:p>
          </table:table-cell>
          <table:table-cell office:value-type="date" office:date-value="1240-04-17" calcext:value-type="date">
            <text:p>1240-04-10</text:p>
          </table:table-cell>
        </table:table-row>
        <table:table-row table:style-name="ro1">
          <table:table-cell office:value-type="date" office:date-value="1250-04-13" calcext:value-type="date">
            <text:p>1250-04-06</text:p>
          </table:table-cell>
          <table:table-cell office:value-type="date" office:date-value="1250-04-04" calcext:value-type="date">
            <text:p>1250-03-28</text:p>
          </table:table-cell>
          <table:table-cell office:value-type="string" calcext:value-type="string">
            <text:p>97.74961978040157</text:p>
          </table:table-cell>
          <table:table-cell office:value-type="date" office:date-value="1250-04-03" calcext:value-type="date">
            <text:p>1250-03-27</text:p>
          </table:table-cell>
          <table:table-cell office:value-type="float" office:value="1" calcext:value-type="float">
            <text:p>1</text:p>
          </table:table-cell>
          <table:table-cell office:value-type="date" office:date-value="1250-03-28" calcext:value-type="date">
            <text:p>1250-03-21</text:p>
          </table:table-cell>
        </table:table-row>
        <table:table-row table:style-name="ro1">
          <table:table-cell office:value-type="date" office:date-value="1260-04-21" calcext:value-type="date">
            <text:p>1260-04-14</text:p>
          </table:table-cell>
          <table:table-cell office:value-type="date" office:date-value="1260-04-13" calcext:value-type="date">
            <text:p>1260-04-06</text:p>
          </table:table-cell>
          <table:table-cell office:value-type="string" calcext:value-type="string">
            <text:p>97.948515650855</text:p>
          </table:table-cell>
          <table:table-cell office:value-type="date" office:date-value="1260-04-12" calcext:value-type="date">
            <text:p>1260-04-05</text:p>
          </table:table-cell>
          <table:table-cell office:value-type="float" office:value="1" calcext:value-type="float">
            <text:p>1</text:p>
          </table:table-cell>
          <table:table-cell office:value-type="date" office:date-value="1260-04-06" calcext:value-type="date">
            <text:p>1260-03-30</text:p>
          </table:table-cell>
        </table:table-row>
        <table:table-row table:style-name="ro1">
          <table:table-cell office:value-type="date" office:date-value="1270-04-30" calcext:value-type="date">
            <text:p>1270-04-23</text:p>
          </table:table-cell>
          <table:table-cell office:value-type="date" office:date-value="1270-04-23" calcext:value-type="date">
            <text:p>1270-04-16</text:p>
          </table:table-cell>
          <table:table-cell office:value-type="string" calcext:value-type="string">
            <text:p>98.07128396674818</text:p>
          </table:table-cell>
          <table:table-cell office:value-type="date" office:date-value="1270-04-22" calcext:value-type="date">
            <text:p>1270-04-15</text:p>
          </table:table-cell>
          <table:table-cell office:value-type="float" office:value="1" calcext:value-type="float">
            <text:p>1</text:p>
          </table:table-cell>
          <table:table-cell office:value-type="date" office:date-value="1270-04-16" calcext:value-type="date">
            <text:p>1270-04-09</text:p>
          </table:table-cell>
        </table:table-row>
        <table:table-row table:style-name="ro1">
          <table:table-cell office:value-type="date" office:date-value="1280-05-08" calcext:value-type="date">
            <text:p>1280-05-01</text:p>
          </table:table-cell>
          <table:table-cell office:value-type="date" office:date-value="1280-05-02" calcext:value-type="date">
            <text:p>1280-04-25</text:p>
          </table:table-cell>
          <table:table-cell office:value-type="string" calcext:value-type="string">
            <text:p>97.7859677053278</text:p>
          </table:table-cell>
          <table:table-cell office:value-type="date" office:date-value="1280-05-01" calcext:value-type="date">
            <text:p>1280-04-24</text:p>
          </table:table-cell>
          <table:table-cell office:value-type="float" office:value="1" calcext:value-type="float">
            <text:p>1</text:p>
          </table:table-cell>
          <table:table-cell office:value-type="date" office:date-value="1280-04-25" calcext:value-type="date">
            <text:p>1280-04-18</text:p>
          </table:table-cell>
        </table:table-row>
        <table:table-row table:style-name="ro1">
          <table:table-cell office:value-type="date" office:date-value="1290-04-19" calcext:value-type="date">
            <text:p>1290-04-12</text:p>
          </table:table-cell>
          <table:table-cell office:value-type="date" office:date-value="1290-04-12" calcext:value-type="date">
            <text:p>1290-04-05</text:p>
          </table:table-cell>
          <table:table-cell office:value-type="string" calcext:value-type="string">
            <text:p>98.13642084503427</text:p>
          </table:table-cell>
          <table:table-cell office:value-type="date" office:date-value="1290-04-11" calcext:value-type="date">
            <text:p>1290-04-04</text:p>
          </table:table-cell>
          <table:table-cell office:value-type="float" office:value="1" calcext:value-type="float">
            <text:p>1</text:p>
          </table:table-cell>
          <table:table-cell office:value-type="date" office:date-value="1290-04-05" calcext:value-type="date">
            <text:p>1290-03-29</text:p>
          </table:table-cell>
        </table:table-row>
        <table:table-row table:style-name="ro1">
          <table:table-cell office:value-type="date" office:date-value="1300-04-28" calcext:value-type="date">
            <text:p>1300-04-20</text:p>
          </table:table-cell>
          <table:table-cell office:value-type="date" office:date-value="1300-04-23" calcext:value-type="date">
            <text:p>1300-04-15</text:p>
          </table:table-cell>
          <table:table-cell office:value-type="string" calcext:value-type="string">
            <text:p>96.53794877871707</text:p>
          </table:table-cell>
          <table:table-cell office:value-type="date" office:date-value="1300-04-21" calcext:value-type="date">
            <text:p>1300-04-13</text:p>
          </table:table-cell>
          <table:table-cell office:value-type="float" office:value="2" calcext:value-type="float">
            <text:p>2</text:p>
          </table:table-cell>
          <table:table-cell office:value-type="date" office:date-value="1300-04-15" calcext:value-type="date">
            <text:p>1300-04-07</text:p>
          </table:table-cell>
        </table:table-row>
        <table:table-row table:style-name="ro1">
          <table:table-cell office:value-type="date" office:date-value="1310-05-07" calcext:value-type="date">
            <text:p>1310-04-29</text:p>
          </table:table-cell>
          <table:table-cell office:value-type="date" office:date-value="1310-05-03" calcext:value-type="date">
            <text:p>1310-04-25</text:p>
          </table:table-cell>
          <table:table-cell office:value-type="string" calcext:value-type="string">
            <text:p>94.45048511609153</text:p>
          </table:table-cell>
          <table:table-cell office:value-type="date" office:date-value="1310-05-01" calcext:value-type="date">
            <text:p>1310-04-23</text:p>
          </table:table-cell>
          <table:table-cell office:value-type="float" office:value="2" calcext:value-type="float">
            <text:p>2</text:p>
          </table:table-cell>
          <table:table-cell office:value-type="date" office:date-value="1310-04-25" calcext:value-type="date">
            <text:p>1310-04-17</text:p>
          </table:table-cell>
        </table:table-row>
        <table:table-row table:style-name="ro1">
          <table:table-cell office:value-type="date" office:date-value="1320-04-17" calcext:value-type="date">
            <text:p>1320-04-09</text:p>
          </table:table-cell>
          <table:table-cell office:value-type="date" office:date-value="1320-04-12" calcext:value-type="date">
            <text:p>1320-04-04</text:p>
          </table:table-cell>
          <table:table-cell office:value-type="string" calcext:value-type="string">
            <text:p>94.8296605977172</text:p>
          </table:table-cell>
          <table:table-cell office:value-type="date" office:date-value="1320-04-10" calcext:value-type="date">
            <text:p>1320-04-02</text:p>
          </table:table-cell>
          <table:table-cell office:value-type="float" office:value="2" calcext:value-type="float">
            <text:p>2</text:p>
          </table:table-cell>
          <table:table-cell office:value-type="date" office:date-value="1320-04-04" calcext:value-type="date">
            <text:p>1320-03-27</text:p>
          </table:table-cell>
        </table:table-row>
        <table:table-row table:style-name="ro1">
          <table:table-cell office:value-type="date" office:date-value="1330-04-26" calcext:value-type="date">
            <text:p>1330-04-18</text:p>
          </table:table-cell>
          <table:table-cell office:value-type="date" office:date-value="1330-04-21" calcext:value-type="date">
            <text:p>1330-04-13</text:p>
          </table:table-cell>
          <table:table-cell office:value-type="string" calcext:value-type="string">
            <text:p>98.50959216996412</text:p>
          </table:table-cell>
          <table:table-cell office:value-type="date" office:date-value="1330-04-20" calcext:value-type="date">
            <text:p>1330-04-12</text:p>
          </table:table-cell>
          <table:table-cell office:value-type="float" office:value="1" calcext:value-type="float">
            <text:p>1</text:p>
          </table:table-cell>
          <table:table-cell office:value-type="date" office:date-value="1330-04-13" calcext:value-type="date">
            <text:p>1330-04-05</text:p>
          </table:table-cell>
        </table:table-row>
        <table:table-row table:style-name="ro1">
          <table:table-cell office:value-type="date" office:date-value="1340-05-04" calcext:value-type="date">
            <text:p>1340-04-26</text:p>
          </table:table-cell>
          <table:table-cell office:value-type="date" office:date-value="1340-05-01" calcext:value-type="date">
            <text:p>1340-04-23</text:p>
          </table:table-cell>
          <table:table-cell office:value-type="string" calcext:value-type="string">
            <text:p>94.53636689958999</text:p>
          </table:table-cell>
          <table:table-cell office:value-type="date" office:date-value="1340-04-29" calcext:value-type="date">
            <text:p>1340-04-21</text:p>
          </table:table-cell>
          <table:table-cell office:value-type="float" office:value="2" calcext:value-type="float">
            <text:p>2</text:p>
          </table:table-cell>
          <table:table-cell office:value-type="date" office:date-value="1340-04-23" calcext:value-type="date">
            <text:p>1340-04-15</text:p>
          </table:table-cell>
        </table:table-row>
        <table:table-row table:style-name="ro1">
          <table:table-cell office:value-type="date" office:date-value="1350-04-15" calcext:value-type="date">
            <text:p>1350-04-07</text:p>
          </table:table-cell>
          <table:table-cell office:value-type="date" office:date-value="1350-04-10" calcext:value-type="date">
            <text:p>1350-04-02</text:p>
          </table:table-cell>
          <table:table-cell office:value-type="string" calcext:value-type="string">
            <text:p>99.63875893988549</text:p>
          </table:table-cell>
          <table:table-cell office:value-type="date" office:date-value="1350-04-10" calcext:value-type="date">
            <text:p>1350-04-02</text:p>
          </table:table-cell>
          <table:table-cell office:value-type="float" office:value="0" calcext:value-type="float">
            <text:p>0</text:p>
          </table:table-cell>
          <table:table-cell office:value-type="date" office:date-value="1350-04-02" calcext:value-type="date">
            <text:p>1350-03-25</text:p>
          </table:table-cell>
        </table:table-row>
        <table:table-row table:style-name="ro1">
          <table:table-cell office:value-type="date" office:date-value="1360-04-23" calcext:value-type="date">
            <text:p>1360-04-15</text:p>
          </table:table-cell>
          <table:table-cell office:value-type="date" office:date-value="1360-04-20" calcext:value-type="date">
            <text:p>1360-04-12</text:p>
          </table:table-cell>
          <table:table-cell office:value-type="string" calcext:value-type="string">
            <text:p>97.0371385376157</text:p>
          </table:table-cell>
          <table:table-cell office:value-type="date" office:date-value="1360-04-18" calcext:value-type="date">
            <text:p>1360-04-10</text:p>
          </table:table-cell>
          <table:table-cell office:value-type="float" office:value="2" calcext:value-type="float">
            <text:p>2</text:p>
          </table:table-cell>
          <table:table-cell office:value-type="date" office:date-value="1360-04-12" calcext:value-type="date">
            <text:p>1360-04-04</text:p>
          </table:table-cell>
        </table:table-row>
        <table:table-row table:style-name="ro1">
          <table:table-cell office:value-type="date" office:date-value="1370-05-02" calcext:value-type="date">
            <text:p>1370-04-24</text:p>
          </table:table-cell>
          <table:table-cell office:value-type="date" office:date-value="1370-04-29" calcext:value-type="date">
            <text:p>1370-04-21</text:p>
          </table:table-cell>
          <table:table-cell office:value-type="string" calcext:value-type="string">
            <text:p>98.74520671077336</text:p>
          </table:table-cell>
          <table:table-cell office:value-type="date" office:date-value="1370-04-28" calcext:value-type="date">
            <text:p>1370-04-20</text:p>
          </table:table-cell>
          <table:table-cell office:value-type="float" office:value="1" calcext:value-type="float">
            <text:p>1</text:p>
          </table:table-cell>
          <table:table-cell office:value-type="date" office:date-value="1370-04-21" calcext:value-type="date">
            <text:p>1370-04-13</text:p>
          </table:table-cell>
        </table:table-row>
        <table:table-row table:style-name="ro1">
          <table:table-cell office:value-type="date" office:date-value="1380-04-12" calcext:value-type="date">
            <text:p>1380-04-04</text:p>
          </table:table-cell>
          <table:table-cell office:value-type="date" office:date-value="1380-04-09" calcext:value-type="date">
            <text:p>1380-04-01</text:p>
          </table:table-cell>
          <table:table-cell office:value-type="string" calcext:value-type="string">
            <text:p>94.89280054625344</text:p>
          </table:table-cell>
          <table:table-cell office:value-type="date" office:date-value="1380-04-07" calcext:value-type="date">
            <text:p>1380-03-30</text:p>
          </table:table-cell>
          <table:table-cell office:value-type="float" office:value="2" calcext:value-type="float">
            <text:p>2</text:p>
          </table:table-cell>
          <table:table-cell office:value-type="date" office:date-value="1380-04-01" calcext:value-type="date">
            <text:p>1380-03-24</text:p>
          </table:table-cell>
        </table:table-row>
        <table:table-row table:style-name="ro1">
          <table:table-cell office:value-type="date" office:date-value="1390-04-21" calcext:value-type="date">
            <text:p>1390-04-13</text:p>
          </table:table-cell>
          <table:table-cell office:value-type="date" office:date-value="1390-04-18" calcext:value-type="date">
            <text:p>1390-04-10</text:p>
          </table:table-cell>
          <table:table-cell office:value-type="string" calcext:value-type="string">
            <text:p>97.15698362582361</text:p>
          </table:table-cell>
          <table:table-cell office:value-type="date" office:date-value="1390-04-16" calcext:value-type="date">
            <text:p>1390-04-08</text:p>
          </table:table-cell>
          <table:table-cell office:value-type="float" office:value="2" calcext:value-type="float">
            <text:p>2</text:p>
          </table:table-cell>
          <table:table-cell office:value-type="date" office:date-value="1390-04-10" calcext:value-type="date">
            <text:p>1390-04-02</text:p>
          </table:table-cell>
        </table:table-row>
        <table:table-row table:style-name="ro1">
          <table:table-cell office:value-type="date" office:date-value="1400-05-07" calcext:value-type="date">
            <text:p>1400-04-28</text:p>
          </table:table-cell>
          <table:table-cell office:value-type="date" office:date-value="1400-04-30" calcext:value-type="date">
            <text:p>1400-04-21</text:p>
          </table:table-cell>
          <table:table-cell office:value-type="string" calcext:value-type="string">
            <text:p>90.77339545580163</text:p>
          </table:table-cell>
          <table:table-cell office:value-type="date" office:date-value="1400-04-27" calcext:value-type="date">
            <text:p>1400-04-18</text:p>
          </table:table-cell>
          <table:table-cell office:value-type="float" office:value="3" calcext:value-type="float">
            <text:p>3</text:p>
          </table:table-cell>
          <table:table-cell office:value-type="date" office:date-value="1400-04-21" calcext:value-type="date">
            <text:p>1400-04-12</text:p>
          </table:table-cell>
        </table:table-row>
        <table:table-row table:style-name="ro1">
          <table:table-cell office:value-type="date" office:date-value="1410-04-11" calcext:value-type="date">
            <text:p>1410-04-02</text:p>
          </table:table-cell>
          <table:table-cell office:value-type="date" office:date-value="1410-04-09" calcext:value-type="date">
            <text:p>1410-03-31</text:p>
          </table:table-cell>
          <table:table-cell office:value-type="string" calcext:value-type="string">
            <text:p>98.51165850230592</text:p>
          </table:table-cell>
          <table:table-cell office:value-type="date" office:date-value="1410-04-08" calcext:value-type="date">
            <text:p>1410-03-30</text:p>
          </table:table-cell>
          <table:table-cell office:value-type="float" office:value="1" calcext:value-type="float">
            <text:p>1</text:p>
          </table:table-cell>
          <table:table-cell office:value-type="date" office:date-value="1410-03-31" calcext:value-type="date">
            <text:p>1410-03-22</text:p>
          </table:table-cell>
        </table:table-row>
        <table:table-row table:style-name="ro1">
          <table:table-cell office:value-type="date" office:date-value="1420-04-26" calcext:value-type="date">
            <text:p>1420-04-17</text:p>
          </table:table-cell>
          <table:table-cell office:value-type="date" office:date-value="1420-04-19" calcext:value-type="date">
            <text:p>1420-04-10</text:p>
          </table:table-cell>
          <table:table-cell office:value-type="string" calcext:value-type="string">
            <text:p>94.46344862452733</text:p>
          </table:table-cell>
          <table:table-cell office:value-type="date" office:date-value="1420-04-17" calcext:value-type="date">
            <text:p>1420-04-08</text:p>
          </table:table-cell>
          <table:table-cell office:value-type="float" office:value="2" calcext:value-type="float">
            <text:p>2</text:p>
          </table:table-cell>
          <table:table-cell office:value-type="date" office:date-value="1420-04-10" calcext:value-type="date">
            <text:p>1420-04-01</text:p>
          </table:table-cell>
        </table:table-row>
        <table:table-row table:style-name="ro1">
          <table:table-cell office:value-type="date" office:date-value="1430-05-05" calcext:value-type="date">
            <text:p>1430-04-26</text:p>
          </table:table-cell>
          <table:table-cell office:value-type="date" office:date-value="1430-04-28" calcext:value-type="date">
            <text:p>1430-04-19</text:p>
          </table:table-cell>
          <table:table-cell office:value-type="string" calcext:value-type="string">
            <text:p>98.40721573970899</text:p>
          </table:table-cell>
          <table:table-cell office:value-type="date" office:date-value="1430-04-27" calcext:value-type="date">
            <text:p>1430-04-18</text:p>
          </table:table-cell>
          <table:table-cell office:value-type="float" office:value="1" calcext:value-type="float">
            <text:p>1</text:p>
          </table:table-cell>
          <table:table-cell office:value-type="date" office:date-value="1430-04-19" calcext:value-type="date">
            <text:p>1430-04-10</text:p>
          </table:table-cell>
        </table:table-row>
        <table:table-row table:style-name="ro1">
          <table:table-cell office:value-type="date" office:date-value="1440-04-15" calcext:value-type="date">
            <text:p>1440-04-06</text:p>
          </table:table-cell>
          <table:table-cell office:value-type="date" office:date-value="1440-04-08" calcext:value-type="date">
            <text:p>1440-03-30</text:p>
          </table:table-cell>
          <table:table-cell office:value-type="string" calcext:value-type="string">
            <text:p>95.85216610577989</text:p>
          </table:table-cell>
          <table:table-cell office:value-type="date" office:date-value="1440-04-06" calcext:value-type="date">
            <text:p>1440-03-28</text:p>
          </table:table-cell>
          <table:table-cell office:value-type="float" office:value="2" calcext:value-type="float">
            <text:p>2</text:p>
          </table:table-cell>
          <table:table-cell office:value-type="date" office:date-value="1440-03-30" calcext:value-type="date">
            <text:p>1440-03-21</text:p>
          </table:table-cell>
        </table:table-row>
        <table:table-row table:style-name="ro1">
          <table:table-cell office:value-type="date" office:date-value="1450-04-24" calcext:value-type="date">
            <text:p>1450-04-15</text:p>
          </table:table-cell>
          <table:table-cell office:value-type="date" office:date-value="1450-04-17" calcext:value-type="date">
            <text:p>1450-04-08</text:p>
          </table:table-cell>
          <table:table-cell office:value-type="string" calcext:value-type="string">
            <text:p>97.54165197804092</text:p>
          </table:table-cell>
          <table:table-cell office:value-type="date" office:date-value="1450-04-15" calcext:value-type="date">
            <text:p>1450-04-06</text:p>
          </table:table-cell>
          <table:table-cell office:value-type="float" office:value="2" calcext:value-type="float">
            <text:p>2</text:p>
          </table:table-cell>
          <table:table-cell office:value-type="date" office:date-value="1450-04-08" calcext:value-type="date">
            <text:p>1450-03-30</text:p>
          </table:table-cell>
        </table:table-row>
        <table:table-row table:style-name="ro1">
          <table:table-cell office:value-type="date" office:date-value="1460-05-02" calcext:value-type="date">
            <text:p>1460-04-23</text:p>
          </table:table-cell>
          <table:table-cell office:value-type="date" office:date-value="1460-04-27" calcext:value-type="date">
            <text:p>1460-04-18</text:p>
          </table:table-cell>
          <table:table-cell office:value-type="string" calcext:value-type="string">
            <text:p>91.16794778981361</text:p>
          </table:table-cell>
          <table:table-cell office:value-type="date" office:date-value="1460-04-24" calcext:value-type="date">
            <text:p>1460-04-15</text:p>
          </table:table-cell>
          <table:table-cell office:value-type="float" office:value="3" calcext:value-type="float">
            <text:p>3</text:p>
          </table:table-cell>
          <table:table-cell office:value-type="date" office:date-value="1460-04-18" calcext:value-type="date">
            <text:p>1460-04-09</text:p>
          </table:table-cell>
        </table:table-row>
        <table:table-row table:style-name="ro1">
          <table:table-cell office:value-type="date" office:date-value="1470-05-11" calcext:value-type="date">
            <text:p>1470-05-02</text:p>
          </table:table-cell>
          <table:table-cell office:value-type="date" office:date-value="1470-05-06" calcext:value-type="date">
            <text:p>1470-04-27</text:p>
          </table:table-cell>
          <table:table-cell office:value-type="string" calcext:value-type="string">
            <text:p>93.88313311778622</text:p>
          </table:table-cell>
          <table:table-cell office:value-type="date" office:date-value="1470-05-04" calcext:value-type="date">
            <text:p>1470-04-25</text:p>
          </table:table-cell>
          <table:table-cell office:value-type="float" office:value="2" calcext:value-type="float">
            <text:p>2</text:p>
          </table:table-cell>
          <table:table-cell office:value-type="date" office:date-value="1470-04-27" calcext:value-type="date">
            <text:p>1470-04-18</text:p>
          </table:table-cell>
        </table:table-row>
        <table:table-row table:style-name="ro1">
          <table:table-cell office:value-type="date" office:date-value="1480-04-21" calcext:value-type="date">
            <text:p>1480-04-12</text:p>
          </table:table-cell>
          <table:table-cell office:value-type="date" office:date-value="1480-04-16" calcext:value-type="date">
            <text:p>1480-04-07</text:p>
          </table:table-cell>
          <table:table-cell office:value-type="string" calcext:value-type="string">
            <text:p>89.28181863722864</text:p>
          </table:table-cell>
          <table:table-cell office:value-type="date" office:date-value="1480-04-13" calcext:value-type="date">
            <text:p>1480-04-04</text:p>
          </table:table-cell>
          <table:table-cell office:value-type="float" office:value="3" calcext:value-type="float">
            <text:p>3</text:p>
          </table:table-cell>
          <table:table-cell office:value-type="date" office:date-value="1480-04-07" calcext:value-type="date">
            <text:p>1480-03-29</text:p>
          </table:table-cell>
        </table:table-row>
        <table:table-row table:style-name="ro1">
          <table:table-cell office:value-type="date" office:date-value="1490-04-30" calcext:value-type="date">
            <text:p>1490-04-21</text:p>
          </table:table-cell>
          <table:table-cell office:value-type="date" office:date-value="1490-04-25" calcext:value-type="date">
            <text:p>1490-04-16</text:p>
          </table:table-cell>
          <table:table-cell office:value-type="string" calcext:value-type="string">
            <text:p>95.50514827225251</text:p>
          </table:table-cell>
          <table:table-cell office:value-type="date" office:date-value="1490-04-23" calcext:value-type="date">
            <text:p>1490-04-14</text:p>
          </table:table-cell>
          <table:table-cell office:value-type="float" office:value="2" calcext:value-type="float">
            <text:p>2</text:p>
          </table:table-cell>
          <table:table-cell office:value-type="date" office:date-value="1490-04-16" calcext:value-type="date">
            <text:p>1490-04-07</text:p>
          </table:table-cell>
        </table:table-row>
        <table:table-row table:style-name="ro1">
          <table:table-cell office:value-type="date" office:date-value="1500-05-09" calcext:value-type="date">
            <text:p>1500-04-29</text:p>
          </table:table-cell>
          <table:table-cell office:value-type="date" office:date-value="1500-05-07" calcext:value-type="date">
            <text:p>1500-04-27</text:p>
          </table:table-cell>
          <table:table-cell office:value-type="string" calcext:value-type="string">
            <text:p>89.92948171273581</text:p>
          </table:table-cell>
          <table:table-cell office:value-type="date" office:date-value="1500-05-04" calcext:value-type="date">
            <text:p>1500-04-24</text:p>
          </table:table-cell>
          <table:table-cell office:value-type="float" office:value="3" calcext:value-type="float">
            <text:p>3</text:p>
          </table:table-cell>
          <table:table-cell office:value-type="date" office:date-value="1500-04-27" calcext:value-type="date">
            <text:p>1500-04-17</text:p>
          </table:table-cell>
        </table:table-row>
        <table:table-row table:style-name="ro1">
          <table:table-cell office:value-type="date" office:date-value="1510-04-20" calcext:value-type="date">
            <text:p>1510-04-10</text:p>
          </table:table-cell>
          <table:table-cell office:value-type="date" office:date-value="1510-04-16" calcext:value-type="date">
            <text:p>1510-04-06</text:p>
          </table:table-cell>
          <table:table-cell office:value-type="string" calcext:value-type="string">
            <text:p>97.88852029099017</text:p>
          </table:table-cell>
          <table:table-cell office:value-type="date" office:date-value="1510-04-15" calcext:value-type="date">
            <text:p>1510-04-05</text:p>
          </table:table-cell>
          <table:table-cell office:value-type="float" office:value="1" calcext:value-type="float">
            <text:p>1</text:p>
          </table:table-cell>
          <table:table-cell office:value-type="date" office:date-value="1510-04-06" calcext:value-type="date">
            <text:p>1510-03-27</text:p>
          </table:table-cell>
        </table:table-row>
        <table:table-row table:style-name="ro1">
          <table:table-cell office:value-type="date" office:date-value="1520-04-28" calcext:value-type="date">
            <text:p>1520-04-18</text:p>
          </table:table-cell>
          <table:table-cell office:value-type="date" office:date-value="1520-04-25" calcext:value-type="date">
            <text:p>1520-04-15</text:p>
          </table:table-cell>
          <table:table-cell office:value-type="string" calcext:value-type="string">
            <text:p>96.91742082110572</text:p>
          </table:table-cell>
          <table:table-cell office:value-type="date" office:date-value="1520-04-23" calcext:value-type="date">
            <text:p>1520-04-13</text:p>
          </table:table-cell>
          <table:table-cell office:value-type="float" office:value="2" calcext:value-type="float">
            <text:p>2</text:p>
          </table:table-cell>
          <table:table-cell office:value-type="date" office:date-value="1520-04-15" calcext:value-type="date">
            <text:p>1520-04-05</text:p>
          </table:table-cell>
        </table:table-row>
        <table:table-row table:style-name="ro1">
          <table:table-cell office:value-type="date" office:date-value="1530-05-07" calcext:value-type="date">
            <text:p>1530-04-27</text:p>
          </table:table-cell>
          <table:table-cell office:value-type="date" office:date-value="1530-05-05" calcext:value-type="date">
            <text:p>1530-04-25</text:p>
          </table:table-cell>
          <table:table-cell office:value-type="string" calcext:value-type="string">
            <text:p>95.10592027817904</text:p>
          </table:table-cell>
          <table:table-cell office:value-type="date" office:date-value="1530-05-03" calcext:value-type="date">
            <text:p>1530-04-23</text:p>
          </table:table-cell>
          <table:table-cell office:value-type="float" office:value="2" calcext:value-type="float">
            <text:p>2</text:p>
          </table:table-cell>
          <table:table-cell office:value-type="date" office:date-value="1530-04-25" calcext:value-type="date">
            <text:p>1530-04-15</text:p>
          </table:table-cell>
        </table:table-row>
        <table:table-row table:style-name="ro1">
          <table:table-cell office:value-type="date" office:date-value="1540-04-17" calcext:value-type="date">
            <text:p>1540-04-07</text:p>
          </table:table-cell>
          <table:table-cell office:value-type="date" office:date-value="1540-04-14" calcext:value-type="date">
            <text:p>1540-04-04</text:p>
          </table:table-cell>
          <table:table-cell office:value-type="string" calcext:value-type="string">
            <text:p>94.1982651975336</text:p>
          </table:table-cell>
          <table:table-cell office:value-type="date" office:date-value="1540-04-12" calcext:value-type="date">
            <text:p>1540-04-02</text:p>
          </table:table-cell>
          <table:table-cell office:value-type="float" office:value="2" calcext:value-type="float">
            <text:p>2</text:p>
          </table:table-cell>
          <table:table-cell office:value-type="date" office:date-value="1540-04-04" calcext:value-type="date">
            <text:p>1540-03-25</text:p>
          </table:table-cell>
        </table:table-row>
        <table:table-row table:style-name="ro1">
          <table:table-cell office:value-type="date" office:date-value="1550-04-26" calcext:value-type="date">
            <text:p>1550-04-16</text:p>
          </table:table-cell>
          <table:table-cell office:value-type="date" office:date-value="1550-04-24" calcext:value-type="date">
            <text:p>1550-04-14</text:p>
          </table:table-cell>
          <table:table-cell office:value-type="string" calcext:value-type="string">
            <text:p>92.32800999616259</text:p>
          </table:table-cell>
          <table:table-cell office:value-type="date" office:date-value="1550-04-22" calcext:value-type="date">
            <text:p>1550-04-12</text:p>
          </table:table-cell>
          <table:table-cell office:value-type="float" office:value="2" calcext:value-type="float">
            <text:p>2</text:p>
          </table:table-cell>
          <table:table-cell office:value-type="date" office:date-value="1550-04-14" calcext:value-type="date">
            <text:p>1550-04-04</text:p>
          </table:table-cell>
        </table:table-row>
        <table:table-row table:style-name="ro1">
          <table:table-cell office:value-type="date" office:date-value="1560-05-04" calcext:value-type="date">
            <text:p>1560-04-24</text:p>
          </table:table-cell>
          <table:table-cell office:value-type="date" office:date-value="1560-05-03" calcext:value-type="date">
            <text:p>1560-04-23</text:p>
          </table:table-cell>
          <table:table-cell office:value-type="string" calcext:value-type="string">
            <text:p>91.19516736152258</text:p>
          </table:table-cell>
          <table:table-cell office:value-type="date" office:date-value="1560-05-01" calcext:value-type="date">
            <text:p>1560-04-21</text:p>
          </table:table-cell>
          <table:table-cell office:value-type="float" office:value="2" calcext:value-type="float">
            <text:p>2</text:p>
          </table:table-cell>
          <table:table-cell office:value-type="date" office:date-value="1560-04-23" calcext:value-type="date">
            <text:p>1560-04-13</text:p>
          </table:table-cell>
        </table:table-row>
        <table:table-row table:style-name="ro1">
          <table:table-cell office:value-type="date" office:date-value="1570-04-15" calcext:value-type="date">
            <text:p>1570-04-05</text:p>
          </table:table-cell>
          <table:table-cell office:value-type="date" office:date-value="1570-04-13" calcext:value-type="date">
            <text:p>1570-04-03</text:p>
          </table:table-cell>
          <table:table-cell office:value-type="string" calcext:value-type="string">
            <text:p>95.30827186558949</text:p>
          </table:table-cell>
          <table:table-cell office:value-type="date" office:date-value="1570-04-11" calcext:value-type="date">
            <text:p>1570-04-01</text:p>
          </table:table-cell>
          <table:table-cell office:value-type="float" office:value="2" calcext:value-type="float">
            <text:p>2</text:p>
          </table:table-cell>
          <table:table-cell office:value-type="date" office:date-value="1570-04-03" calcext:value-type="date">
            <text:p>1570-03-24</text:p>
          </table:table-cell>
        </table:table-row>
        <table:table-row table:style-name="ro1">
          <table:table-cell office:value-type="date" office:date-value="1580-04-23" calcext:value-type="date">
            <text:p>1580-04-13</text:p>
          </table:table-cell>
          <table:table-cell office:value-type="date" office:date-value="1580-04-22" calcext:value-type="date">
            <text:p>1580-04-12</text:p>
          </table:table-cell>
          <table:table-cell office:value-type="string" calcext:value-type="string">
            <text:p>95.46440382367571</text:p>
          </table:table-cell>
          <table:table-cell office:value-type="date" office:date-value="1580-04-20" calcext:value-type="date">
            <text:p>1580-04-10</text:p>
          </table:table-cell>
          <table:table-cell office:value-type="float" office:value="2" calcext:value-type="float">
            <text:p>2</text:p>
          </table:table-cell>
          <table:table-cell office:value-type="date" office:date-value="1580-04-12" calcext:value-type="date">
            <text:p>1580-04-02</text:p>
          </table:table-cell>
        </table:table-row>
        <table:table-row table:style-name="ro1">
          <table:table-cell office:value-type="date" office:date-value="1590-04-29" calcext:value-type="date">
            <text:p>1590-04-29</text:p>
          </table:table-cell>
          <table:table-cell office:value-type="date" office:date-value="1590-04-22" calcext:value-type="date">
            <text:p>1590-04-22</text:p>
          </table:table-cell>
          <table:table-cell office:value-type="string" calcext:value-type="string">
            <text:p>95.0507073762616</text:p>
          </table:table-cell>
          <table:table-cell office:value-type="date" office:date-value="1590-04-20" calcext:value-type="date">
            <text:p>1590-04-20</text:p>
          </table:table-cell>
          <table:table-cell office:value-type="float" office:value="2" calcext:value-type="float">
            <text:p>2</text:p>
          </table:table-cell>
          <table:table-cell office:value-type="date" office:date-value="1590-04-12" calcext:value-type="date">
            <text:p>1590-04-12</text:p>
          </table:table-cell>
        </table:table-row>
        <table:table-row table:style-name="ro1">
          <table:table-cell office:value-type="date" office:date-value="1600-04-02" calcext:value-type="date">
            <text:p>1600-04-02</text:p>
          </table:table-cell>
          <table:table-cell office:value-type="date" office:date-value="1600-04-01" calcext:value-type="date">
            <text:p>1600-04-01</text:p>
          </table:table-cell>
          <table:table-cell office:value-type="string" calcext:value-type="string">
            <text:p>95.22914418440949</text:p>
          </table:table-cell>
          <table:table-cell office:value-type="date" office:date-value="1600-03-30" calcext:value-type="date">
            <text:p>1600-03-30</text:p>
          </table:table-cell>
          <table:table-cell office:value-type="float" office:value="2" calcext:value-type="float">
            <text:p>2</text:p>
          </table:table-cell>
          <table:table-cell office:value-type="date" office:date-value="1600-03-22" calcext:value-type="date">
            <text:p>1600-03-22</text:p>
          </table:table-cell>
        </table:table-row>
        <table:table-row table:style-name="ro1">
          <table:table-cell office:value-type="date" office:date-value="1610-04-18" calcext:value-type="date">
            <text:p>1610-04-18</text:p>
          </table:table-cell>
          <table:table-cell office:value-type="date" office:date-value="1610-04-11" calcext:value-type="date">
            <text:p>1610-04-11</text:p>
          </table:table-cell>
          <table:table-cell office:value-type="string" calcext:value-type="string">
            <text:p>92.92541898436424</text:p>
          </table:table-cell>
          <table:table-cell office:value-type="date" office:date-value="1610-04-08" calcext:value-type="date">
            <text:p>1610-04-08</text:p>
          </table:table-cell>
          <table:table-cell office:value-type="float" office:value="3" calcext:value-type="float">
            <text:p>3</text:p>
          </table:table-cell>
          <table:table-cell office:value-type="date" office:date-value="1610-04-01" calcext:value-type="date">
            <text:p>1610-04-01</text:p>
          </table:table-cell>
        </table:table-row>
        <table:table-row table:style-name="ro1">
          <table:table-cell office:value-type="date" office:date-value="1620-04-26" calcext:value-type="date">
            <text:p>1620-04-26</text:p>
          </table:table-cell>
          <table:table-cell office:value-type="date" office:date-value="1620-04-20" calcext:value-type="date">
            <text:p>1620-04-20</text:p>
          </table:table-cell>
          <table:table-cell office:value-type="string" calcext:value-type="string">
            <text:p>90.17582630706387</text:p>
          </table:table-cell>
          <table:table-cell office:value-type="date" office:date-value="1620-04-17" calcext:value-type="date">
            <text:p>1620-04-17</text:p>
          </table:table-cell>
          <table:table-cell office:value-type="float" office:value="3" calcext:value-type="float">
            <text:p>3</text:p>
          </table:table-cell>
          <table:table-cell office:value-type="date" office:date-value="1620-04-10" calcext:value-type="date">
            <text:p>1620-04-10</text:p>
          </table:table-cell>
        </table:table-row>
        <table:table-row table:style-name="ro1">
          <table:table-cell office:value-type="date" office:date-value="1630-04-07" calcext:value-type="date">
            <text:p>1630-04-07</text:p>
          </table:table-cell>
          <table:table-cell office:value-type="date" office:date-value="1630-03-31" calcext:value-type="date">
            <text:p>1630-03-31</text:p>
          </table:table-cell>
          <table:table-cell office:value-type="string" calcext:value-type="string">
            <text:p>90.82458223479877</text:p>
          </table:table-cell>
          <table:table-cell office:value-type="date" office:date-value="1630-03-28" calcext:value-type="date">
            <text:p>1630-03-28</text:p>
          </table:table-cell>
          <table:table-cell office:value-type="float" office:value="3" calcext:value-type="float">
            <text:p>3</text:p>
          </table:table-cell>
          <table:table-cell office:value-type="date" office:date-value="1630-03-21" calcext:value-type="date">
            <text:p>1630-03-21</text:p>
          </table:table-cell>
        </table:table-row>
        <table:table-row table:style-name="ro1">
          <table:table-cell office:value-type="date" office:date-value="1640-04-15" calcext:value-type="date">
            <text:p>1640-04-15</text:p>
          </table:table-cell>
          <table:table-cell office:value-type="date" office:date-value="1640-04-09" calcext:value-type="date">
            <text:p>1640-04-09</text:p>
          </table:table-cell>
          <table:table-cell office:value-type="string" calcext:value-type="string">
            <text:p>90.5659616662614</text:p>
          </table:table-cell>
          <table:table-cell office:value-type="date" office:date-value="1640-04-06" calcext:value-type="date">
            <text:p>1640-04-06</text:p>
          </table:table-cell>
          <table:table-cell office:value-type="float" office:value="3" calcext:value-type="float">
            <text:p>3</text:p>
          </table:table-cell>
          <table:table-cell office:value-type="date" office:date-value="1640-03-30" calcext:value-type="date">
            <text:p>1640-03-30</text:p>
          </table:table-cell>
        </table:table-row>
        <table:table-row table:style-name="ro1">
          <table:table-cell office:value-type="date" office:date-value="1650-04-24" calcext:value-type="date">
            <text:p>1650-04-24</text:p>
          </table:table-cell>
          <table:table-cell office:value-type="date" office:date-value="1650-04-19" calcext:value-type="date">
            <text:p>1650-04-19</text:p>
          </table:table-cell>
          <table:table-cell office:value-type="string" calcext:value-type="string">
            <text:p>91.1135035251818</text:p>
          </table:table-cell>
          <table:table-cell office:value-type="date" office:date-value="1650-04-16" calcext:value-type="date">
            <text:p>1650-04-16</text:p>
          </table:table-cell>
          <table:table-cell office:value-type="float" office:value="3" calcext:value-type="float">
            <text:p>3</text:p>
          </table:table-cell>
          <table:table-cell office:value-type="date" office:date-value="1650-04-09" calcext:value-type="date">
            <text:p>1650-04-09</text:p>
          </table:table-cell>
        </table:table-row>
        <table:table-row table:style-name="ro1">
          <table:table-cell office:value-type="date" office:date-value="1660-05-02" calcext:value-type="date">
            <text:p>1660-05-02</text:p>
          </table:table-cell>
          <table:table-cell office:value-type="date" office:date-value="1660-04-28" calcext:value-type="date">
            <text:p>1660-04-28</text:p>
          </table:table-cell>
          <table:table-cell office:value-type="string" calcext:value-type="string">
            <text:p>91.62922341122112</text:p>
          </table:table-cell>
          <table:table-cell office:value-type="date" office:date-value="1660-04-25" calcext:value-type="date">
            <text:p>1660-04-25</text:p>
          </table:table-cell>
          <table:table-cell office:value-type="float" office:value="3" calcext:value-type="float">
            <text:p>3</text:p>
          </table:table-cell>
          <table:table-cell office:value-type="date" office:date-value="1660-04-18" calcext:value-type="date">
            <text:p>1660-04-18</text:p>
          </table:table-cell>
        </table:table-row>
        <table:table-row table:style-name="ro1">
          <table:table-cell office:value-type="date" office:date-value="1670-04-13" calcext:value-type="date">
            <text:p>1670-04-13</text:p>
          </table:table-cell>
          <table:table-cell office:value-type="date" office:date-value="1670-04-08" calcext:value-type="date">
            <text:p>1670-04-08</text:p>
          </table:table-cell>
          <table:table-cell office:value-type="string" calcext:value-type="string">
            <text:p>94.05131296158852</text:p>
          </table:table-cell>
          <table:table-cell office:value-type="date" office:date-value="1670-04-05" calcext:value-type="date">
            <text:p>1670-04-05</text:p>
          </table:table-cell>
          <table:table-cell office:value-type="float" office:value="3" calcext:value-type="float">
            <text:p>3</text:p>
          </table:table-cell>
          <table:table-cell office:value-type="date" office:date-value="1670-03-29" calcext:value-type="date">
            <text:p>1670-03-29</text:p>
          </table:table-cell>
        </table:table-row>
        <table:table-row table:style-name="ro1">
          <table:table-cell office:value-type="date" office:date-value="1680-04-21" calcext:value-type="date">
            <text:p>1680-04-21</text:p>
          </table:table-cell>
          <table:table-cell office:value-type="date" office:date-value="1680-04-17" calcext:value-type="date">
            <text:p>1680-04-17</text:p>
          </table:table-cell>
          <table:table-cell office:value-type="string" calcext:value-type="string">
            <text:p>91.98027202790904</text:p>
          </table:table-cell>
          <table:table-cell office:value-type="date" office:date-value="1680-04-14" calcext:value-type="date">
            <text:p>1680-04-14</text:p>
          </table:table-cell>
          <table:table-cell office:value-type="float" office:value="3" calcext:value-type="float">
            <text:p>3</text:p>
          </table:table-cell>
          <table:table-cell office:value-type="date" office:date-value="1680-04-07" calcext:value-type="date">
            <text:p>1680-04-07</text:p>
          </table:table-cell>
        </table:table-row>
        <table:table-row table:style-name="ro1">
          <table:table-cell office:value-type="date" office:date-value="1690-04-30" calcext:value-type="date">
            <text:p>1690-04-30</text:p>
          </table:table-cell>
          <table:table-cell office:value-type="date" office:date-value="1690-04-27" calcext:value-type="date">
            <text:p>1690-04-27</text:p>
          </table:table-cell>
          <table:table-cell office:value-type="string" calcext:value-type="string">
            <text:p>88.90019679256369</text:p>
          </table:table-cell>
          <table:table-cell office:value-type="date" office:date-value="1690-04-24" calcext:value-type="date">
            <text:p>1690-04-24</text:p>
          </table:table-cell>
          <table:table-cell office:value-type="float" office:value="3" calcext:value-type="float">
            <text:p>3</text:p>
          </table:table-cell>
          <table:table-cell office:value-type="date" office:date-value="1690-04-17" calcext:value-type="date">
            <text:p>1690-04-17</text:p>
          </table:table-cell>
        </table:table-row>
        <table:table-row table:style-name="ro1">
          <table:table-cell office:value-type="date" office:date-value="1700-04-11" calcext:value-type="date">
            <text:p>1700-04-11</text:p>
          </table:table-cell>
          <table:table-cell office:value-type="date" office:date-value="1700-04-07" calcext:value-type="date">
            <text:p>1700-04-07</text:p>
          </table:table-cell>
          <table:table-cell office:value-type="string" calcext:value-type="string">
            <text:p>87.65811612956989</text:p>
          </table:table-cell>
          <table:table-cell office:value-type="date" office:date-value="1700-04-04" calcext:value-type="date">
            <text:p>1700-04-04</text:p>
          </table:table-cell>
          <table:table-cell office:value-type="float" office:value="3" calcext:value-type="float">
            <text:p>3</text:p>
          </table:table-cell>
          <table:table-cell office:value-type="date" office:date-value="1700-03-27" calcext:value-type="date">
            <text:p>1700-03-27</text:p>
          </table:table-cell>
        </table:table-row>
        <table:table-row table:style-name="ro1">
          <table:table-cell office:value-type="date" office:date-value="1710-04-20" calcext:value-type="date">
            <text:p>1710-04-20</text:p>
          </table:table-cell>
          <table:table-cell office:value-type="date" office:date-value="1710-04-16" calcext:value-type="date">
            <text:p>1710-04-16</text:p>
          </table:table-cell>
          <table:table-cell office:value-type="string" calcext:value-type="string">
            <text:p>92.54449309210928</text:p>
          </table:table-cell>
          <table:table-cell office:value-type="date" office:date-value="1710-04-14" calcext:value-type="date">
            <text:p>1710-04-14</text:p>
          </table:table-cell>
          <table:table-cell office:value-type="float" office:value="2" calcext:value-type="float">
            <text:p>2</text:p>
          </table:table-cell>
          <table:table-cell office:value-type="date" office:date-value="1710-04-05" calcext:value-type="date">
            <text:p>1710-04-05</text:p>
          </table:table-cell>
        </table:table-row>
        <table:table-row table:style-name="ro1">
          <table:table-cell office:value-type="date" office:date-value="1720-04-28" calcext:value-type="date">
            <text:p>1720-04-28</text:p>
          </table:table-cell>
          <table:table-cell office:value-type="date" office:date-value="1720-04-26" calcext:value-type="date">
            <text:p>1720-04-26</text:p>
          </table:table-cell>
          <table:table-cell office:value-type="string" calcext:value-type="string">
            <text:p>84.78974694012092</text:p>
          </table:table-cell>
          <table:table-cell office:value-type="date" office:date-value="1720-04-23" calcext:value-type="date">
            <text:p>1720-04-23</text:p>
          </table:table-cell>
          <table:table-cell office:value-type="float" office:value="3" calcext:value-type="float">
            <text:p>3</text:p>
          </table:table-cell>
          <table:table-cell office:value-type="date" office:date-value="1720-04-15" calcext:value-type="date">
            <text:p>1720-04-15</text:p>
          </table:table-cell>
        </table:table-row>
        <table:table-row table:style-name="ro1">
          <table:table-cell office:value-type="date" office:date-value="1730-04-09" calcext:value-type="date">
            <text:p>1730-04-09</text:p>
          </table:table-cell>
          <table:table-cell office:value-type="date" office:date-value="1730-04-05" calcext:value-type="date">
            <text:p>1730-04-05</text:p>
          </table:table-cell>
          <table:table-cell office:value-type="string" calcext:value-type="string">
            <text:p>96.27299700678265</text:p>
          </table:table-cell>
          <table:table-cell office:value-type="date" office:date-value="1730-04-03" calcext:value-type="date">
            <text:p>1730-04-03</text:p>
          </table:table-cell>
          <table:table-cell office:value-type="float" office:value="2" calcext:value-type="float">
            <text:p>2</text:p>
          </table:table-cell>
          <table:table-cell office:value-type="date" office:date-value="1730-03-25" calcext:value-type="date">
            <text:p>1730-03-25</text:p>
          </table:table-cell>
        </table:table-row>
        <table:table-row table:style-name="ro1">
          <table:table-cell office:value-type="date" office:date-value="1740-04-17" calcext:value-type="date">
            <text:p>1740-04-17</text:p>
          </table:table-cell>
          <table:table-cell office:value-type="date" office:date-value="1740-04-15" calcext:value-type="date">
            <text:p>1740-04-15</text:p>
          </table:table-cell>
          <table:table-cell office:value-type="string" calcext:value-type="string">
            <text:p>90.95928508617503</text:p>
          </table:table-cell>
          <table:table-cell office:value-type="date" office:date-value="1740-04-12" calcext:value-type="date">
            <text:p>1740-04-12</text:p>
          </table:table-cell>
          <table:table-cell office:value-type="float" office:value="3" calcext:value-type="float">
            <text:p>3</text:p>
          </table:table-cell>
          <table:table-cell office:value-type="date" office:date-value="1740-04-04" calcext:value-type="date">
            <text:p>1740-04-04</text:p>
          </table:table-cell>
        </table:table-row>
        <table:table-row table:style-name="ro1">
          <table:table-cell office:value-type="date" office:date-value="1750-04-26" calcext:value-type="date">
            <text:p>1750-04-26</text:p>
          </table:table-cell>
          <table:table-cell office:value-type="date" office:date-value="1750-04-24" calcext:value-type="date">
            <text:p>1750-04-24</text:p>
          </table:table-cell>
          <table:table-cell office:value-type="string" calcext:value-type="string">
            <text:p>95.14104954064277</text:p>
          </table:table-cell>
          <table:table-cell office:value-type="date" office:date-value="1750-04-22" calcext:value-type="date">
            <text:p>1750-04-22</text:p>
          </table:table-cell>
          <table:table-cell office:value-type="float" office:value="2" calcext:value-type="float">
            <text:p>2</text:p>
          </table:table-cell>
          <table:table-cell office:value-type="date" office:date-value="1750-04-13" calcext:value-type="date">
            <text:p>1750-04-13</text:p>
          </table:table-cell>
        </table:table-row>
        <table:table-row table:style-name="ro1">
          <table:table-cell office:value-type="date" office:date-value="1760-04-06" calcext:value-type="date">
            <text:p>1760-04-06</text:p>
          </table:table-cell>
          <table:table-cell office:value-type="date" office:date-value="1760-04-04" calcext:value-type="date">
            <text:p>1760-04-04</text:p>
          </table:table-cell>
          <table:table-cell office:value-type="string" calcext:value-type="string">
            <text:p>89.45888543828345</text:p>
          </table:table-cell>
          <table:table-cell office:value-type="date" office:date-value="1760-04-01" calcext:value-type="date">
            <text:p>1760-04-01</text:p>
          </table:table-cell>
          <table:table-cell office:value-type="float" office:value="3" calcext:value-type="float">
            <text:p>3</text:p>
          </table:table-cell>
          <table:table-cell office:value-type="date" office:date-value="1760-03-24" calcext:value-type="date">
            <text:p>1760-03-24</text:p>
          </table:table-cell>
        </table:table-row>
        <table:table-row table:style-name="ro1">
          <table:table-cell office:value-type="date" office:date-value="1770-04-15" calcext:value-type="date">
            <text:p>1770-04-15</text:p>
          </table:table-cell>
          <table:table-cell office:value-type="date" office:date-value="1770-04-13" calcext:value-type="date">
            <text:p>1770-04-13</text:p>
          </table:table-cell>
          <table:table-cell office:value-type="string" calcext:value-type="string">
            <text:p>92.0288628523667</text:p>
          </table:table-cell>
          <table:table-cell office:value-type="date" office:date-value="1770-04-10" calcext:value-type="date">
            <text:p>1770-04-10</text:p>
          </table:table-cell>
          <table:table-cell office:value-type="float" office:value="3" calcext:value-type="float">
            <text:p>3</text:p>
          </table:table-cell>
          <table:table-cell office:value-type="date" office:date-value="1770-04-02" calcext:value-type="date">
            <text:p>1770-04-02</text:p>
          </table:table-cell>
        </table:table-row>
        <table:table-row table:style-name="ro1">
          <table:table-cell office:value-type="date" office:date-value="1780-04-30" calcext:value-type="date">
            <text:p>1780-04-30</text:p>
          </table:table-cell>
          <table:table-cell office:value-type="date" office:date-value="1780-04-23" calcext:value-type="date">
            <text:p>1780-04-23</text:p>
          </table:table-cell>
          <table:table-cell office:value-type="string" calcext:value-type="string">
            <text:p>82.33094104584272</text:p>
          </table:table-cell>
          <table:table-cell office:value-type="date" office:date-value="1780-04-19" calcext:value-type="date">
            <text:p>1780-04-19</text:p>
          </table:table-cell>
          <table:table-cell office:value-type="float" office:value="4" calcext:value-type="float">
            <text:p>4</text:p>
          </table:table-cell>
          <table:table-cell office:value-type="date" office:date-value="1780-04-12" calcext:value-type="date">
            <text:p>1780-04-12</text:p>
          </table:table-cell>
        </table:table-row>
        <table:table-row table:style-name="ro1">
          <table:table-cell office:value-type="date" office:date-value="1790-04-04" calcext:value-type="date">
            <text:p>1790-04-04</text:p>
          </table:table-cell>
          <table:table-cell office:value-type="date" office:date-value="1790-04-02" calcext:value-type="date">
            <text:p>1790-04-02</text:p>
          </table:table-cell>
          <table:table-cell office:value-type="string" calcext:value-type="string">
            <text:p>91.84309398136563</text:p>
          </table:table-cell>
          <table:table-cell office:value-type="date" office:date-value="1790-03-31" calcext:value-type="date">
            <text:p>1790-03-31</text:p>
          </table:table-cell>
          <table:table-cell office:value-type="float" office:value="2" calcext:value-type="float">
            <text:p>2</text:p>
          </table:table-cell>
          <table:table-cell office:value-type="date" office:date-value="1790-03-22" calcext:value-type="date">
            <text:p>1790-03-22</text:p>
          </table:table-cell>
        </table:table-row>
        <table:table-row table:style-name="ro1">
          <table:table-cell office:value-type="date" office:date-value="1800-04-20" calcext:value-type="date">
            <text:p>1800-04-20</text:p>
          </table:table-cell>
          <table:table-cell office:value-type="date" office:date-value="1800-04-13" calcext:value-type="date">
            <text:p>1800-04-13</text:p>
          </table:table-cell>
          <table:table-cell office:value-type="string" calcext:value-type="string">
            <text:p>84.57407160217426</text:p>
          </table:table-cell>
          <table:table-cell office:value-type="date" office:date-value="1800-04-10" calcext:value-type="date">
            <text:p>1800-04-10</text:p>
          </table:table-cell>
          <table:table-cell office:value-type="float" office:value="3" calcext:value-type="float">
            <text:p>3</text:p>
          </table:table-cell>
          <table:table-cell office:value-type="date" office:date-value="1800-04-01" calcext:value-type="date">
            <text:p>1800-04-01</text:p>
          </table:table-cell>
        </table:table-row>
        <table:table-row table:style-name="ro1">
          <table:table-cell office:value-type="date" office:date-value="1810-04-29" calcext:value-type="date">
            <text:p>1810-04-29</text:p>
          </table:table-cell>
          <table:table-cell office:value-type="date" office:date-value="1810-04-22" calcext:value-type="date">
            <text:p>1810-04-22</text:p>
          </table:table-cell>
          <table:table-cell office:value-type="string" calcext:value-type="string">
            <text:p>92.70989501830572</text:p>
          </table:table-cell>
          <table:table-cell office:value-type="date" office:date-value="1810-04-20" calcext:value-type="date">
            <text:p>1810-04-20</text:p>
          </table:table-cell>
          <table:table-cell office:value-type="float" office:value="2" calcext:value-type="float">
            <text:p>2</text:p>
          </table:table-cell>
          <table:table-cell office:value-type="date" office:date-value="1810-04-10" calcext:value-type="date">
            <text:p>1810-04-10</text:p>
          </table:table-cell>
        </table:table-row>
        <table:table-row table:style-name="ro1">
          <table:table-cell office:value-type="date" office:date-value="1820-04-09" calcext:value-type="date">
            <text:p>1820-04-09</text:p>
          </table:table-cell>
          <table:table-cell office:value-type="date" office:date-value="1820-04-02" calcext:value-type="date">
            <text:p>1820-04-02</text:p>
          </table:table-cell>
          <table:table-cell office:value-type="string" calcext:value-type="string">
            <text:p>89.97436646137682</text:p>
          </table:table-cell>
          <table:table-cell office:value-type="date" office:date-value="1820-03-30" calcext:value-type="date">
            <text:p>1820-03-30</text:p>
          </table:table-cell>
          <table:table-cell office:value-type="float" office:value="3" calcext:value-type="float">
            <text:p>3</text:p>
          </table:table-cell>
          <table:table-cell office:value-type="date" office:date-value="1820-03-21" calcext:value-type="date">
            <text:p>1820-03-21</text:p>
          </table:table-cell>
        </table:table-row>
        <table:table-row table:style-name="ro1">
          <table:table-cell office:value-type="date" office:date-value="1830-04-18" calcext:value-type="date">
            <text:p>1830-04-18</text:p>
          </table:table-cell>
          <table:table-cell office:value-type="date" office:date-value="1830-04-11" calcext:value-type="date">
            <text:p>1830-04-11</text:p>
          </table:table-cell>
          <table:table-cell office:value-type="string" calcext:value-type="string">
            <text:p>93.5062446011233</text:p>
          </table:table-cell>
          <table:table-cell office:value-type="date" office:date-value="1830-04-08" calcext:value-type="date">
            <text:p>1830-04-08</text:p>
          </table:table-cell>
          <table:table-cell office:value-type="float" office:value="3" calcext:value-type="float">
            <text:p>3</text:p>
          </table:table-cell>
          <table:table-cell office:value-type="date" office:date-value="1830-03-30" calcext:value-type="date">
            <text:p>1830-03-30</text:p>
          </table:table-cell>
        </table:table-row>
        <table:table-row table:style-name="ro1">
          <table:table-cell office:value-type="date" office:date-value="1840-04-26" calcext:value-type="date">
            <text:p>1840-04-26</text:p>
          </table:table-cell>
          <table:table-cell office:value-type="date" office:date-value="1840-04-21" calcext:value-type="date">
            <text:p>1840-04-21</text:p>
          </table:table-cell>
          <table:table-cell office:value-type="string" calcext:value-type="string">
            <text:p>84.74282728473756</text:p>
          </table:table-cell>
          <table:table-cell office:value-type="date" office:date-value="1840-04-17" calcext:value-type="date">
            <text:p>1840-04-17</text:p>
          </table:table-cell>
          <table:table-cell office:value-type="float" office:value="4" calcext:value-type="float">
            <text:p>4</text:p>
          </table:table-cell>
          <table:table-cell office:value-type="date" office:date-value="1840-04-09" calcext:value-type="date">
            <text:p>1840-04-09</text:p>
          </table:table-cell>
        </table:table-row>
        <table:table-row table:style-name="ro1">
          <table:table-cell office:value-type="date" office:date-value="1850-05-05" calcext:value-type="date">
            <text:p>1850-05-05</text:p>
          </table:table-cell>
          <table:table-cell office:value-type="date" office:date-value="1850-04-30" calcext:value-type="date">
            <text:p>1850-04-30</text:p>
          </table:table-cell>
          <table:table-cell office:value-type="string" calcext:value-type="string">
            <text:p>87.5232136353765</text:p>
          </table:table-cell>
          <table:table-cell office:value-type="date" office:date-value="1850-04-26" calcext:value-type="date">
            <text:p>1850-04-26</text:p>
          </table:table-cell>
          <table:table-cell office:value-type="float" office:value="4" calcext:value-type="float">
            <text:p>4</text:p>
          </table:table-cell>
          <table:table-cell office:value-type="date" office:date-value="1850-04-18" calcext:value-type="date">
            <text:p>1850-04-18</text:p>
          </table:table-cell>
        </table:table-row>
        <table:table-row table:style-name="ro1">
          <table:table-cell office:value-type="date" office:date-value="1860-04-15" calcext:value-type="date">
            <text:p>1860-04-15</text:p>
          </table:table-cell>
          <table:table-cell office:value-type="date" office:date-value="1860-04-10" calcext:value-type="date">
            <text:p>1860-04-10</text:p>
          </table:table-cell>
          <table:table-cell office:value-type="string" calcext:value-type="string">
            <text:p>79.3221161579825</text:p>
          </table:table-cell>
          <table:table-cell office:value-type="date" office:date-value="1860-04-06" calcext:value-type="date">
            <text:p>1860-04-06</text:p>
          </table:table-cell>
          <table:table-cell office:value-type="float" office:value="4" calcext:value-type="float">
            <text:p>4</text:p>
          </table:table-cell>
          <table:table-cell office:value-type="date" office:date-value="1860-03-29" calcext:value-type="date">
            <text:p>1860-03-29</text:p>
          </table:table-cell>
        </table:table-row>
        <table:table-row table:style-name="ro1">
          <table:table-cell office:value-type="date" office:date-value="1870-04-24" calcext:value-type="date">
            <text:p>1870-04-24</text:p>
          </table:table-cell>
          <table:table-cell office:value-type="date" office:date-value="1870-04-19" calcext:value-type="date">
            <text:p>1870-04-19</text:p>
          </table:table-cell>
          <table:table-cell office:value-type="string" calcext:value-type="string">
            <text:p>86.42919526538195</text:p>
          </table:table-cell>
          <table:table-cell office:value-type="date" office:date-value="1870-04-16" calcext:value-type="date">
            <text:p>1870-04-16</text:p>
          </table:table-cell>
          <table:table-cell office:value-type="float" office:value="3" calcext:value-type="float">
            <text:p>3</text:p>
          </table:table-cell>
          <table:table-cell office:value-type="date" office:date-value="1870-04-07" calcext:value-type="date">
            <text:p>1870-04-07</text:p>
          </table:table-cell>
        </table:table-row>
        <table:table-row table:style-name="ro1">
          <table:table-cell office:value-type="date" office:date-value="1880-05-02" calcext:value-type="date">
            <text:p>1880-05-02</text:p>
          </table:table-cell>
          <table:table-cell office:value-type="date" office:date-value="1880-04-29" calcext:value-type="date">
            <text:p>1880-04-29</text:p>
          </table:table-cell>
          <table:table-cell office:value-type="string" calcext:value-type="string">
            <text:p>77.85488239239193</text:p>
          </table:table-cell>
          <table:table-cell office:value-type="date" office:date-value="1880-04-25" calcext:value-type="date">
            <text:p>1880-04-25</text:p>
          </table:table-cell>
          <table:table-cell office:value-type="float" office:value="4" calcext:value-type="float">
            <text:p>4</text:p>
          </table:table-cell>
          <table:table-cell office:value-type="date" office:date-value="1880-04-17" calcext:value-type="date">
            <text:p>1880-04-17</text:p>
          </table:table-cell>
        </table:table-row>
        <table:table-row table:style-name="ro1">
          <table:table-cell office:value-type="date" office:date-value="1890-04-13" calcext:value-type="date">
            <text:p>1890-04-13</text:p>
          </table:table-cell>
          <table:table-cell office:value-type="date" office:date-value="1890-04-08" calcext:value-type="date">
            <text:p>1890-04-08</text:p>
          </table:table-cell>
          <table:table-cell office:value-type="string" calcext:value-type="string">
            <text:p>92.19748700573118</text:p>
          </table:table-cell>
          <table:table-cell office:value-type="date" office:date-value="1890-04-05" calcext:value-type="date">
            <text:p>1890-04-05</text:p>
          </table:table-cell>
          <table:table-cell office:value-type="float" office:value="3" calcext:value-type="float">
            <text:p>3</text:p>
          </table:table-cell>
          <table:table-cell office:value-type="date" office:date-value="1890-03-27" calcext:value-type="date">
            <text:p>1890-03-27</text:p>
          </table:table-cell>
        </table:table-row>
        <table:table-row table:style-name="ro1">
          <table:table-cell office:value-type="date" office:date-value="1900-04-22" calcext:value-type="date">
            <text:p>1900-04-22</text:p>
          </table:table-cell>
          <table:table-cell office:value-type="date" office:date-value="1900-04-18" calcext:value-type="date">
            <text:p>1900-04-18</text:p>
          </table:table-cell>
          <table:table-cell office:value-type="string" calcext:value-type="string">
            <text:p>91.61440189943082</text:p>
          </table:table-cell>
          <table:table-cell office:value-type="date" office:date-value="1900-04-15" calcext:value-type="date">
            <text:p>1900-04-15</text:p>
          </table:table-cell>
          <table:table-cell office:value-type="float" office:value="3" calcext:value-type="float">
            <text:p>3</text:p>
          </table:table-cell>
          <table:table-cell office:value-type="date" office:date-value="1900-04-05" calcext:value-type="date">
            <text:p>1900-04-05</text:p>
          </table:table-cell>
        </table:table-row>
        <table:table-row table:style-name="ro1">
          <table:table-cell office:value-type="date" office:date-value="1910-05-01" calcext:value-type="date">
            <text:p>1910-05-01</text:p>
          </table:table-cell>
          <table:table-cell office:value-type="date" office:date-value="1910-04-28" calcext:value-type="date">
            <text:p>1910-04-28</text:p>
          </table:table-cell>
          <table:table-cell office:value-type="string" calcext:value-type="string">
            <text:p>89.72349668856774</text:p>
          </table:table-cell>
          <table:table-cell office:value-type="date" office:date-value="1910-04-25" calcext:value-type="date">
            <text:p>1910-04-25</text:p>
          </table:table-cell>
          <table:table-cell office:value-type="float" office:value="3" calcext:value-type="float">
            <text:p>3</text:p>
          </table:table-cell>
          <table:table-cell office:value-type="date" office:date-value="1910-04-15" calcext:value-type="date">
            <text:p>1910-04-15</text:p>
          </table:table-cell>
        </table:table-row>
        <table:table-row table:style-name="ro1">
          <table:table-cell office:value-type="date" office:date-value="1920-04-11" calcext:value-type="date">
            <text:p>1920-04-11</text:p>
          </table:table-cell>
          <table:table-cell office:value-type="date" office:date-value="1920-04-07" calcext:value-type="date">
            <text:p>1920-04-07</text:p>
          </table:table-cell>
          <table:table-cell office:value-type="string" calcext:value-type="string">
            <text:p>88.19294789926317</text:p>
          </table:table-cell>
          <table:table-cell office:value-type="date" office:date-value="1920-04-03" calcext:value-type="date">
            <text:p>1920-04-03</text:p>
          </table:table-cell>
          <table:table-cell office:value-type="float" office:value="4" calcext:value-type="float">
            <text:p>4</text:p>
          </table:table-cell>
          <table:table-cell office:value-type="date" office:date-value="1920-03-25" calcext:value-type="date">
            <text:p>1920-03-25</text:p>
          </table:table-cell>
        </table:table-row>
        <table:table-row table:style-name="ro1">
          <table:table-cell office:value-type="date" office:date-value="1930-04-20" calcext:value-type="date">
            <text:p>1930-04-20</text:p>
          </table:table-cell>
          <table:table-cell office:value-type="date" office:date-value="1930-04-17" calcext:value-type="date">
            <text:p>1930-04-17</text:p>
          </table:table-cell>
          <table:table-cell office:value-type="string" calcext:value-type="string">
            <text:p>84.68888833576891</text:p>
          </table:table-cell>
          <table:table-cell office:value-type="date" office:date-value="1930-04-13" calcext:value-type="date">
            <text:p>1930-04-13</text:p>
          </table:table-cell>
          <table:table-cell office:value-type="float" office:value="4" calcext:value-type="float">
            <text:p>4</text:p>
          </table:table-cell>
          <table:table-cell office:value-type="date" office:date-value="1930-04-04" calcext:value-type="date">
            <text:p>1930-04-04</text:p>
          </table:table-cell>
        </table:table-row>
        <table:table-row table:style-name="ro1">
          <table:table-cell office:value-type="date" office:date-value="1940-04-28" calcext:value-type="date">
            <text:p>1940-04-28</text:p>
          </table:table-cell>
          <table:table-cell office:value-type="date" office:date-value="1940-04-26" calcext:value-type="date">
            <text:p>1940-04-26</text:p>
          </table:table-cell>
          <table:table-cell office:value-type="string" calcext:value-type="string">
            <text:p>81.71952736754147</text:p>
          </table:table-cell>
          <table:table-cell office:value-type="date" office:date-value="1940-04-22" calcext:value-type="date">
            <text:p>1940-04-22</text:p>
          </table:table-cell>
          <table:table-cell office:value-type="float" office:value="4" calcext:value-type="float">
            <text:p>4</text:p>
          </table:table-cell>
          <table:table-cell office:value-type="date" office:date-value="1940-04-13" calcext:value-type="date">
            <text:p>1940-04-13</text:p>
          </table:table-cell>
        </table:table-row>
        <table:table-row table:style-name="ro1">
          <table:table-cell office:value-type="date" office:date-value="1950-04-09" calcext:value-type="date">
            <text:p>1950-04-09</text:p>
          </table:table-cell>
          <table:table-cell office:value-type="date" office:date-value="1950-04-06" calcext:value-type="date">
            <text:p>1950-04-06</text:p>
          </table:table-cell>
          <table:table-cell office:value-type="string" calcext:value-type="string">
            <text:p>85.93460655538932</text:p>
          </table:table-cell>
          <table:table-cell office:value-type="date" office:date-value="1950-04-03" calcext:value-type="date">
            <text:p>1950-04-03</text:p>
          </table:table-cell>
          <table:table-cell office:value-type="float" office:value="3" calcext:value-type="float">
            <text:p>3</text:p>
          </table:table-cell>
          <table:table-cell office:value-type="date" office:date-value="1950-03-24" calcext:value-type="date">
            <text:p>1950-03-24</text:p>
          </table:table-cell>
        </table:table-row>
        <table:table-row table:style-name="ro1">
          <table:table-cell office:value-type="date" office:date-value="1960-04-17" calcext:value-type="date">
            <text:p>1960-04-17</text:p>
          </table:table-cell>
          <table:table-cell office:value-type="date" office:date-value="1960-04-15" calcext:value-type="date">
            <text:p>1960-04-15</text:p>
          </table:table-cell>
          <table:table-cell office:value-type="string" calcext:value-type="string">
            <text:p>86.77498355168308</text:p>
          </table:table-cell>
          <table:table-cell office:value-type="date" office:date-value="1960-04-12" calcext:value-type="date">
            <text:p>1960-04-12</text:p>
          </table:table-cell>
          <table:table-cell office:value-type="float" office:value="3" calcext:value-type="float">
            <text:p>3</text:p>
          </table:table-cell>
          <table:table-cell office:value-type="date" office:date-value="1960-04-02" calcext:value-type="date">
            <text:p>1960-04-02</text:p>
          </table:table-cell>
        </table:table-row>
        <table:table-row table:style-name="ro1">
          <table:table-cell office:value-type="date" office:date-value="1970-04-26" calcext:value-type="date">
            <text:p>1970-04-26</text:p>
          </table:table-cell>
          <table:table-cell office:value-type="date" office:date-value="1970-04-25" calcext:value-type="date">
            <text:p>1970-04-25</text:p>
          </table:table-cell>
          <table:table-cell office:value-type="string" calcext:value-type="string">
            <text:p>87.3677739988715</text:p>
          </table:table-cell>
          <table:table-cell office:value-type="date" office:date-value="1970-04-22" calcext:value-type="date">
            <text:p>1970-04-22</text:p>
          </table:table-cell>
          <table:table-cell office:value-type="float" office:value="3" calcext:value-type="float">
            <text:p>3</text:p>
          </table:table-cell>
          <table:table-cell office:value-type="date" office:date-value="1970-04-12" calcext:value-type="date">
            <text:p>1970-04-12</text:p>
          </table:table-cell>
        </table:table-row>
        <table:table-row table:style-name="ro1">
          <table:table-cell office:value-type="date" office:date-value="1980-04-06" calcext:value-type="date">
            <text:p>1980-04-06</text:p>
          </table:table-cell>
          <table:table-cell office:value-type="date" office:date-value="1980-04-04" calcext:value-type="date">
            <text:p>1980-04-04</text:p>
          </table:table-cell>
          <table:table-cell office:value-type="string" calcext:value-type="string">
            <text:p>89.75317737583721</text:p>
          </table:table-cell>
          <table:table-cell office:value-type="date" office:date-value="1980-04-01" calcext:value-type="date">
            <text:p>1980-04-01</text:p>
          </table:table-cell>
          <table:table-cell office:value-type="float" office:value="3" calcext:value-type="float">
            <text:p>3</text:p>
          </table:table-cell>
          <table:table-cell office:value-type="date" office:date-value="1980-03-22" calcext:value-type="date">
            <text:p>1980-03-22</text:p>
          </table:table-cell>
        </table:table-row>
        <table:table-row table:style-name="ro1">
          <table:table-cell office:value-type="date" office:date-value="1990-04-15" calcext:value-type="date">
            <text:p>1990-04-15</text:p>
          </table:table-cell>
          <table:table-cell office:value-type="date" office:date-value="1990-04-14" calcext:value-type="date">
            <text:p>1990-04-14</text:p>
          </table:table-cell>
          <table:table-cell office:value-type="string" calcext:value-type="string">
            <text:p>86.95707073553164</text:p>
          </table:table-cell>
          <table:table-cell office:value-type="date" office:date-value="1990-04-10" calcext:value-type="date">
            <text:p>1990-04-10</text:p>
          </table:table-cell>
          <table:table-cell office:value-type="float" office:value="4" calcext:value-type="float">
            <text:p>4</text:p>
          </table:table-cell>
          <table:table-cell office:value-type="date" office:date-value="1990-04-01" calcext:value-type="date">
            <text:p>1990-04-01</text:p>
          </table:table-cell>
        </table:table-row>
        <table:table-row table:style-name="ro1">
          <table:table-cell office:value-type="date" office:date-value="2000-04-30" calcext:value-type="date">
            <text:p>2000-04-30</text:p>
          </table:table-cell>
          <table:table-cell office:value-type="date" office:date-value="2000-04-23" calcext:value-type="date">
            <text:p>2000-04-23</text:p>
          </table:table-cell>
          <table:table-cell office:value-type="string" calcext:value-type="string">
            <text:p>83.13804866062536</text:p>
          </table:table-cell>
          <table:table-cell office:value-type="date" office:date-value="2000-04-19" calcext:value-type="date">
            <text:p>2000-04-19</text:p>
          </table:table-cell>
          <table:table-cell office:value-type="float" office:value="4" calcext:value-type="float">
            <text:p>4</text:p>
          </table:table-cell>
          <table:table-cell office:value-type="date" office:date-value="2000-04-10" calcext:value-type="date">
            <text:p>2000-04-10</text:p>
          </table:table-cell>
        </table:table-row>
        <table:table-row table:style-name="ro1">
          <table:table-cell office:value-type="date" office:date-value="2010-04-04" calcext:value-type="date">
            <text:p>2010-04-04</text:p>
          </table:table-cell>
          <table:table-cell office:value-type="date" office:date-value="2010-04-03" calcext:value-type="date">
            <text:p>2010-04-03</text:p>
          </table:table-cell>
          <table:table-cell office:value-type="string" calcext:value-type="string">
            <text:p>81.62813290475704</text:p>
          </table:table-cell>
          <table:table-cell office:value-type="date" office:date-value="2010-03-30" calcext:value-type="date">
            <text:p>2010-03-30</text:p>
          </table:table-cell>
          <table:table-cell office:value-type="float" office:value="4" calcext:value-type="float">
            <text:p>4</text:p>
          </table:table-cell>
          <table:table-cell office:value-type="date" office:date-value="2010-03-21" calcext:value-type="date">
            <text:p>2010-03-21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date" office:date-value="2020-04-12" calcext:value-type="date">
            <text:p>2020-04-12</text:p>
          </table:table-cell>
          <table:table-cell office:value-type="string" calcext:value-type="string">
            <text:p>79.6754991213903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" calcext:value-type="float">
            <text:p>4</text:p>
          </table:table-cell>
          <table:table-cell office:value-type="date" office:date-value="2020-03-30" calcext:value-type="date">
            <text:p>2020-03-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WenQuanYi Zen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16T11:33:14.543050625</dc:date>
    <meta:editing-duration>PT7M36S</meta:editing-duration>
    <meta:editing-cycles>1</meta:editing-cycles>
    <meta:document-statistic meta:table-count="1" meta:cell-count="1026" meta:object-count="1"/>
    <meta:generator>LibreOffice/7.4.5.1$Linux_X86_64 LibreOffice_project/40$Build-1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4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5.362cm" svg:height="21.755cm" xlink:href=".." xlink:type="simple" chart:class="chart:line" chart:style-name="ch1">
        <chart:plot-area chart:style-name="ch2" table:cell-range-address="output.B1:output.B171 output.E1:output.E171" chart:data-source-has-labels="both" svg:x="0.707cm" svg:y="0.435cm" svg:width="33.948cm" svg:height="20.885cm">
          <chart:coordinate-region svg:x="2.046cm" svg:y="0.634cm" svg:width="32.609cm" svg:height="20.487cm"/>
          <chart:axis chart:dimension="x" chart:name="primary-x" chart:style-name="ch3" chartooo:axis-type="auto">
            <chartooo:date-scale/>
            <chart:categories table:cell-range-address="output.B2:output.B17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utput.E2:output.E171" chart:label-cell-address="output.E1:output.E1" chart:class="chart:line">
            <chart:data-point chart:repeated="17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_in_days</text:p>
                <draw:g>
                  <svg:desc>output.E1:output.E1</svg:desc>
                </draw:g>
              </table:table-cell>
            </table:table-row>
          </table:table-header-rows>
          <table:table-rows>
            <table:table-row>
              <table:table-cell office:value-type="float" office:value="-573320">
                <text:p>-573320</text:p>
                <draw:g>
                  <svg:desc>output.B2:output.B171</svg:desc>
                </draw:g>
              </table:table-cell>
              <table:table-cell office:value-type="float" office:value="-2">
                <text:p>-2</text:p>
                <draw:g>
                  <svg:desc>output.E2:output.E171</svg:desc>
                </draw:g>
              </table:table-cell>
            </table:table-row>
            <table:table-row>
              <table:table-cell office:value-type="float" office:value="-569687">
                <text:p>-56968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-566026">
                <text:p>-56602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-562363">
                <text:p>-5623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-558732">
                <text:p>-55873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-555070">
                <text:p>-5550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-551408">
                <text:p>-5514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-547776">
                <text:p>-54777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-544114">
                <text:p>-54411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-540452">
                <text:p>-54045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-536820">
                <text:p>-5368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-533158">
                <text:p>-53315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-529496">
                <text:p>-5294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-525864">
                <text:p>-5258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-522202">
                <text:p>-5222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-518540">
                <text:p>-5185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-514908">
                <text:p>-51490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-511245">
                <text:p>-5112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-507583">
                <text:p>-5075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-503921">
                <text:p>-5039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-500289">
                <text:p>-5002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-496627">
                <text:p>-496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92965">
                <text:p>-492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89333">
                <text:p>-4893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-485672">
                <text:p>-48567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-482009">
                <text:p>-4820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-478378">
                <text:p>-47837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-474714">
                <text:p>-4747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-471053">
                <text:p>-4710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-467420">
                <text:p>-467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63759">
                <text:p>-4637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-460096">
                <text:p>-460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56465">
                <text:p>-45646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-452802">
                <text:p>-4528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-449141">
                <text:p>-4491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-445508">
                <text:p>-445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41847">
                <text:p>-4418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-438183">
                <text:p>-438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434522">
                <text:p>-434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30889">
                <text:p>-430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27228">
                <text:p>-4272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-423565">
                <text:p>-423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19934">
                <text:p>-4199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-416272">
                <text:p>-416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12610">
                <text:p>-412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08978">
                <text:p>-408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05316">
                <text:p>-405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01654">
                <text:p>-401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98022">
                <text:p>-3980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-394360">
                <text:p>-3943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-390698">
                <text:p>-390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87066">
                <text:p>-387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83404">
                <text:p>-383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79742">
                <text:p>-379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76110">
                <text:p>-376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72448">
                <text:p>-372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68786">
                <text:p>-368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65123">
                <text:p>-365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61491">
                <text:p>-361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57829">
                <text:p>-3578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354167">
                <text:p>-354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350535">
                <text:p>-3505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346874">
                <text:p>-346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43211">
                <text:p>-343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339580">
                <text:p>-3395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-335917">
                <text:p>-3359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332256">
                <text:p>-332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28622">
                <text:p>-3286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324961">
                <text:p>-324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21298">
                <text:p>-3212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317667">
                <text:p>-317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14004">
                <text:p>-314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310343">
                <text:p>-310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06710">
                <text:p>-3067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303049">
                <text:p>-303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99386">
                <text:p>-2993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295725">
                <text:p>-2957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292091">
                <text:p>-2920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288430">
                <text:p>-288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84767">
                <text:p>-2847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281136">
                <text:p>-281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77474">
                <text:p>-2774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273812">
                <text:p>-2738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270180">
                <text:p>-270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266518">
                <text:p>-2665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262856">
                <text:p>-2628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259224">
                <text:p>-259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55562">
                <text:p>-2555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251900">
                <text:p>-2519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248268">
                <text:p>-248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244606">
                <text:p>-2446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240944">
                <text:p>-2409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237312">
                <text:p>-2373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233650">
                <text:p>-233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229988">
                <text:p>-2299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226326">
                <text:p>-2263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222694">
                <text:p>-2226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219031">
                <text:p>-2190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215369">
                <text:p>-2153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211737">
                <text:p>-2117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208076">
                <text:p>-2080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204413">
                <text:p>-2044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200782">
                <text:p>-200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97119">
                <text:p>-1971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193458">
                <text:p>-1934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189825">
                <text:p>-1898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186164">
                <text:p>-1861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182500">
                <text:p>-1825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-178869">
                <text:p>-1788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175206">
                <text:p>-1752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171545">
                <text:p>-1715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167912">
                <text:p>-1679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164251">
                <text:p>-164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160588">
                <text:p>-1605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-156927">
                <text:p>-1569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153294">
                <text:p>-1532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-149633">
                <text:p>-1496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145969">
                <text:p>-1459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-142338">
                <text:p>-1423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138676">
                <text:p>-1386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135014">
                <text:p>-1350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131382">
                <text:p>-1313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127720">
                <text:p>-1277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124058">
                <text:p>-1240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120426">
                <text:p>-1204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116764">
                <text:p>-1167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113112">
                <text:p>-1131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109480">
                <text:p>-1094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105818">
                <text:p>-1058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-102156">
                <text:p>-102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-98524">
                <text:p>-985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-94862">
                <text:p>-948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-91200">
                <text:p>-91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-87538">
                <text:p>-875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-83906">
                <text:p>-839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-80244">
                <text:p>-802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-76582">
                <text:p>-765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-72950">
                <text:p>-729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-69289">
                <text:p>-692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65626">
                <text:p>-656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-61995">
                <text:p>-619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58332">
                <text:p>-583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-54671">
                <text:p>-546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51038">
                <text:p>-510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-47377">
                <text:p>-473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-43714">
                <text:p>-437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-40083">
                <text:p>-400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36420">
                <text:p>-364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-32759">
                <text:p>-327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29126">
                <text:p>-291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-25465">
                <text:p>-254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-21802">
                <text:p>-218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-18141">
                <text:p>-181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-14508">
                <text:p>-145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-10847">
                <text:p>-108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-7184">
                <text:p>-71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-3553">
                <text:p>-35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771">
                <text:p>37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403">
                <text:p>74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065">
                <text:p>110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727">
                <text:p>147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359">
                <text:p>183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2021">
                <text:p>220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5683">
                <text:p>256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9315">
                <text:p>293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2977">
                <text:p>329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6639">
                <text:p>366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271">
                <text:p>402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